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7270000019D4C9ED325326B6A4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Arial4" svg:font-family="Arial" style:font-adornments="Normal" style:font-family-generic="swiss"/>
    <style:font-face style:name="Consolas" svg:font-family="Consolas" style:font-family-generic="swiss"/>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swiss" style:font-pitch="variable"/>
    <style:font-face style:name="Arial3" svg:font-family="Arial" style:font-adornments="Gras" style:font-family-generic="swiss" style:font-pitch="variable"/>
    <style:font-face style:name="Arial2" svg:font-family="Arial" style:font-adornments="Normal" style:font-family-generic="swiss" style:font-pitch="variable"/>
    <style:font-face style:name="Calibri Light" svg:font-family="'Calibri Light'" style:font-adornments="Regular"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1" fo:font-weight="bold" officeooo:rsid="00044487" officeooo:paragraph-rsid="00044487" style:font-weight-asian="bold" style:font-weight-complex="bold"/>
    </style:style>
    <style:style style:name="P2" style:family="paragraph" style:parent-style-name="Header">
      <style:text-properties style:font-name="Arial1" fo:font-size="14pt" fo:font-weight="bold" officeooo:rsid="002d4e8e" officeooo:paragraph-rsid="002d4e8e" style:font-size-asian="14pt" style:font-weight-asian="bold" style:font-size-complex="14pt" style:font-weight-complex="bold"/>
    </style:style>
    <style:style style:name="P3" style:family="paragraph" style:parent-style-name="Header">
      <style:text-properties style:font-name="Arial1" fo:font-size="14pt" fo:font-weight="bold" officeooo:rsid="00044487" officeooo:paragraph-rsid="00044487" style:font-size-asian="14pt" style:font-weight-asian="bold" style:font-size-complex="14pt" style:font-weight-complex="bold"/>
    </style:style>
    <style:style style:name="P4" style:family="paragraph" style:parent-style-name="Standard">
      <style:text-properties style:font-name="Arial1"/>
    </style:style>
    <style:style style:name="P5" style:family="paragraph" style:parent-style-name="Text_20_body">
      <style:text-properties officeooo:paragraph-rsid="002120f7"/>
    </style:style>
    <style:style style:name="P6" style:family="paragraph" style:parent-style-name="Text_20_body">
      <style:text-properties officeooo:rsid="002855ac" officeooo:paragraph-rsid="004c8b89"/>
    </style:style>
    <style:style style:name="P7" style:family="paragraph" style:parent-style-name="Text_20_body">
      <style:paragraph-properties fo:text-align="start" style:justify-single-word="false"/>
      <style:text-properties officeooo:rsid="003a1dd7" officeooo:paragraph-rsid="005c656c"/>
    </style:style>
    <style:style style:name="P8" style:family="paragraph" style:parent-style-name="Text_20_body">
      <style:paragraph-properties fo:text-align="center" style:justify-single-word="false"/>
      <style:text-properties officeooo:rsid="003a1dd7" officeooo:paragraph-rsid="005c656c"/>
    </style:style>
    <style:style style:name="P9" style:family="paragraph" style:parent-style-name="Text_20_body">
      <style:paragraph-properties fo:text-align="justify" style:justify-single-word="false"/>
      <style:text-properties officeooo:rsid="003a1dd7" officeooo:paragraph-rsid="005c656c"/>
    </style:style>
    <style:style style:name="P10" style:family="paragraph" style:parent-style-name="Text_20_body">
      <style:paragraph-properties fo:text-align="justify" style:justify-single-word="false"/>
      <style:text-properties officeooo:rsid="004abf98" officeooo:paragraph-rsid="004abf98"/>
    </style:style>
    <style:style style:name="P11" style:family="paragraph" style:parent-style-name="Text_20_body">
      <style:paragraph-properties fo:text-align="justify" style:justify-single-word="false"/>
      <style:text-properties officeooo:rsid="004abf98" officeooo:paragraph-rsid="004eb15e"/>
    </style:style>
    <style:style style:name="P12" style:family="paragraph" style:parent-style-name="Text_20_body">
      <style:text-properties style:font-name="Arial1" officeooo:rsid="004eb15e" officeooo:paragraph-rsid="004eb15e"/>
    </style:style>
    <style:style style:name="P13" style:family="paragraph" style:parent-style-name="Text_20_body">
      <style:text-properties style:font-name="Arial1" officeooo:rsid="005500c5" officeooo:paragraph-rsid="005500c5"/>
    </style:style>
    <style:style style:name="P14" style:family="paragraph" style:parent-style-name="Text_20_body">
      <style:text-properties style:font-name="Arial1" fo:font-size="11pt" officeooo:paragraph-rsid="0070c22f" style:font-size-asian="11pt" style:font-size-complex="11pt"/>
    </style:style>
    <style:style style:name="P15" style:family="paragraph" style:parent-style-name="Text_20_body">
      <style:text-properties style:font-name="Arial1" fo:font-size="11pt" officeooo:rsid="0070c22f" officeooo:paragraph-rsid="0070c22f" style:font-size-asian="11pt" style:font-size-complex="11pt"/>
    </style:style>
    <style:style style:name="P16" style:family="paragraph" style:parent-style-name="Text_20_body">
      <style:text-properties style:font-name="Arial1" fo:font-size="11pt" officeooo:rsid="0070c22f" officeooo:paragraph-rsid="0079c28b" style:font-size-asian="11pt" style:font-size-complex="11pt"/>
    </style:style>
    <style:style style:name="P17" style:family="paragraph" style:parent-style-name="Text_20_body">
      <style:text-properties style:font-name="Arial1" fo:font-size="11pt" officeooo:rsid="0070c22f" officeooo:paragraph-rsid="007a1d49" style:font-size-asian="11pt" style:font-size-complex="11pt"/>
    </style:style>
    <style:style style:name="P18" style:family="paragraph" style:parent-style-name="Text_20_body">
      <style:text-properties style:font-name="Arial1" fo:font-size="11pt" officeooo:rsid="0070c22f" officeooo:paragraph-rsid="007dada6" style:font-size-asian="11pt" style:font-size-complex="11pt"/>
    </style:style>
    <style:style style:name="P19" style:family="paragraph" style:parent-style-name="Text_20_body">
      <style:text-properties style:font-name="Arial1" fo:font-size="11pt" officeooo:rsid="0078621e" officeooo:paragraph-rsid="0078621e" style:font-size-asian="11pt" style:font-size-complex="11pt"/>
    </style:style>
    <style:style style:name="P20" style:family="paragraph" style:parent-style-name="Text_20_body">
      <style:text-properties officeooo:paragraph-rsid="004c8b89"/>
    </style:style>
    <style:style style:name="P21" style:family="paragraph" style:parent-style-name="Text_20_body">
      <style:text-properties officeooo:rsid="004cac2e" officeooo:paragraph-rsid="004cac2e"/>
    </style:style>
    <style:style style:name="P22" style:family="paragraph" style:parent-style-name="Text_20_body">
      <style:paragraph-properties fo:text-align="justify" style:justify-single-word="false"/>
      <style:text-properties officeooo:rsid="004eb15e" officeooo:paragraph-rsid="00503689"/>
    </style:style>
    <style:style style:name="P23" style:family="paragraph" style:parent-style-name="Text_20_body">
      <style:paragraph-properties fo:text-align="justify" style:justify-single-word="false"/>
      <style:text-properties fo:font-weight="normal" officeooo:rsid="0046ec71" officeooo:paragraph-rsid="004eb15e" style:font-weight-asian="normal" style:font-weight-complex="normal"/>
    </style:style>
    <style:style style:name="P24" style:family="paragraph" style:parent-style-name="Text_20_body">
      <style:paragraph-properties fo:text-align="justify" style:justify-single-word="false"/>
      <style:text-properties fo:font-weight="normal" officeooo:rsid="00402ab3" officeooo:paragraph-rsid="00a32359" style:font-weight-asian="normal" style:font-weight-complex="normal"/>
    </style:style>
    <style:style style:name="P25" style:family="paragraph" style:parent-style-name="Text_20_body">
      <style:paragraph-properties fo:text-align="center" style:justify-single-word="false"/>
      <style:text-properties officeooo:paragraph-rsid="004eb15e"/>
    </style:style>
    <style:style style:name="P26" style:family="paragraph" style:parent-style-name="Text_20_body">
      <style:paragraph-properties fo:text-align="justify" style:justify-single-word="false"/>
      <style:text-properties officeooo:rsid="004a1a2c" officeooo:paragraph-rsid="004eb15e"/>
    </style:style>
    <style:style style:name="P27" style:family="paragraph" style:parent-style-name="Text_20_body">
      <style:text-properties officeooo:rsid="0035cd19" officeooo:paragraph-rsid="005c656c"/>
    </style:style>
    <style:style style:name="P28" style:family="paragraph" style:parent-style-name="Text_20_body">
      <style:paragraph-properties fo:text-align="center" style:justify-single-word="false"/>
      <style:text-properties officeooo:rsid="003790bb" officeooo:paragraph-rsid="005c656c"/>
    </style:style>
    <style:style style:name="P29" style:family="paragraph" style:parent-style-name="Text_20_body">
      <style:paragraph-properties fo:text-align="start" style:justify-single-word="false"/>
      <style:text-properties officeooo:rsid="003790bb" officeooo:paragraph-rsid="005c656c"/>
    </style:style>
    <style:style style:name="P30" style:family="paragraph" style:parent-style-name="Text_20_body">
      <style:paragraph-properties fo:text-align="justify" style:justify-single-word="false"/>
      <style:text-properties fo:font-weight="bold" officeooo:rsid="005f3af8" officeooo:paragraph-rsid="005f3af8" style:font-weight-asian="bold" style:font-weight-complex="bold"/>
    </style:style>
    <style:style style:name="P31" style:family="paragraph" style:parent-style-name="Text_20_body">
      <style:text-properties fo:font-size="11pt" officeooo:rsid="0063fcc8" officeooo:paragraph-rsid="0063fcc8" style:font-size-asian="11pt" style:font-size-complex="11pt"/>
    </style:style>
    <style:style style:name="P32" style:family="paragraph" style:parent-style-name="Text_20_body">
      <style:text-properties fo:font-size="11pt" officeooo:paragraph-rsid="0070c22f" style:font-size-asian="11pt" style:font-size-complex="11pt"/>
    </style:style>
    <style:style style:name="P33" style:family="paragraph" style:parent-style-name="Text_20_body">
      <style:text-properties fo:font-size="11pt" officeooo:rsid="00c20e3a" officeooo:paragraph-rsid="00c20e3a" style:font-size-asian="11pt" style:font-size-complex="11pt"/>
    </style:style>
    <style:style style:name="P34" style:family="paragraph" style:parent-style-name="Text_20_body">
      <style:text-properties fo:font-size="11pt" officeooo:rsid="00ca994d" officeooo:paragraph-rsid="00ca994d" style:font-size-asian="11pt" style:font-size-complex="11pt"/>
    </style:style>
    <style:style style:name="P35" style:family="paragraph" style:parent-style-name="Text_20_body">
      <style:text-properties fo:font-size="11pt" officeooo:rsid="00ca994d" officeooo:paragraph-rsid="00cffb3b" style:font-size-asian="11pt" style:font-size-complex="11pt"/>
    </style:style>
    <style:style style:name="P36" style:family="paragraph" style:parent-style-name="Text_20_body">
      <style:text-properties fo:font-size="11pt" officeooo:rsid="00d1bfe6" officeooo:paragraph-rsid="00d1bfe6" style:font-size-asian="11pt" style:font-size-complex="11pt"/>
    </style:style>
    <style:style style:name="P37" style:family="paragraph" style:parent-style-name="Text_20_body">
      <style:paragraph-properties fo:text-align="start" style:justify-single-word="false"/>
      <style:text-properties fo:font-size="11pt" officeooo:rsid="00d1bfe6" officeooo:paragraph-rsid="00d1bfe6" style:font-size-asian="11pt" style:font-size-complex="11pt"/>
    </style:style>
    <style:style style:name="P38" style:family="paragraph" style:parent-style-name="Text_20_body">
      <style:text-properties style:use-window-font-color="true" style:font-name="Arial1" fo:font-size="11pt" style:font-size-asian="11pt" style:font-size-complex="11pt"/>
    </style:style>
    <style:style style:name="P39" style:family="paragraph" style:parent-style-name="Text_20_body">
      <style:text-properties style:use-window-font-color="true" style:font-name="Arial1" fo:font-size="11pt" officeooo:rsid="0085e6d8" officeooo:paragraph-rsid="0085e6d8" style:font-size-asian="11pt" style:font-size-complex="11pt"/>
    </style:style>
    <style:style style:name="P40" style:family="paragraph" style:parent-style-name="Text_20_body">
      <style:text-properties style:use-window-font-color="true" style:font-name="Arial1" fo:font-size="11pt" officeooo:paragraph-rsid="0085e6d8" style:font-size-asian="11pt" style:font-size-complex="11pt"/>
    </style:style>
    <style:style style:name="P41" style:family="paragraph" style:parent-style-name="Text_20_body">
      <style:text-properties style:use-window-font-color="true" style:font-name="Arial1" fo:font-size="11pt" officeooo:rsid="00880a62" officeooo:paragraph-rsid="00880a62" style:font-size-asian="11pt" style:font-size-complex="11pt"/>
    </style:style>
    <style:style style:name="P42" style:family="paragraph" style:parent-style-name="Text_20_body">
      <style:text-properties style:use-window-font-color="true" style:font-name="Arial1" fo:font-size="11pt" officeooo:rsid="0070c22f" officeooo:paragraph-rsid="00c45ac4" style:font-size-asian="11pt" style:font-size-complex="11pt"/>
    </style:style>
    <style:style style:name="P43" style:family="paragraph" style:parent-style-name="Text_20_body">
      <style:text-properties style:use-window-font-color="true" style:font-name="Arial1" fo:font-size="11pt" fo:font-weight="normal" officeooo:rsid="0088a11a" officeooo:paragraph-rsid="0088a11a" style:font-size-asian="11pt" style:font-weight-asian="normal" style:font-size-complex="11pt" style:font-weight-complex="normal"/>
    </style:style>
    <style:style style:name="P44" style:family="paragraph" style:parent-style-name="Text_20_body">
      <style:text-properties style:use-window-font-color="true" style:font-name="Arial1" fo:font-size="11pt" fo:font-weight="normal" officeooo:rsid="0088a11a" officeooo:paragraph-rsid="00b0bc46" style:font-size-asian="11pt" style:font-weight-asian="normal" style:font-size-complex="11pt" style:font-weight-complex="normal"/>
    </style:style>
    <style:style style:name="P45" style:family="paragraph" style:parent-style-name="Text_20_body">
      <style:text-properties style:use-window-font-color="true" style:font-name="Arial1" fo:font-size="11pt" fo:font-weight="normal" officeooo:rsid="0088a11a" officeooo:paragraph-rsid="00d0f9f1" style:font-size-asian="11pt" style:font-weight-asian="normal" style:font-size-complex="11pt" style:font-weight-complex="normal"/>
    </style:style>
    <style:style style:name="P46" style:family="paragraph" style:parent-style-name="Text_20_body">
      <style:text-properties style:use-window-font-color="true" style:font-name="Arial1" fo:font-size="11pt" fo:font-weight="normal" officeooo:rsid="008a2693" officeooo:paragraph-rsid="008a2693" style:font-size-asian="11pt" style:font-weight-asian="normal" style:font-size-complex="11pt" style:font-weight-complex="normal"/>
    </style:style>
    <style:style style:name="P47" style:family="paragraph" style:parent-style-name="Text_20_body">
      <style:text-properties style:use-window-font-color="true" style:font-name="Arial1" fo:font-size="11pt" fo:font-weight="normal" officeooo:rsid="008db55e" officeooo:paragraph-rsid="008db55e" style:font-size-asian="11pt" style:font-weight-asian="normal" style:font-size-complex="11pt" style:font-weight-complex="normal"/>
    </style:style>
    <style:style style:name="P48" style:family="paragraph" style:parent-style-name="Text_20_body">
      <style:text-properties style:use-window-font-color="true" style:font-name="Arial1" fo:font-size="11pt" fo:font-weight="normal" officeooo:rsid="00d48052" officeooo:paragraph-rsid="00d48052" style:font-size-asian="11pt" style:font-weight-asian="normal" style:font-size-complex="11pt" style:font-weight-complex="normal"/>
    </style:style>
    <style:style style:name="P49" style:family="paragraph" style:parent-style-name="Text_20_body">
      <style:text-properties style:use-window-font-color="true" style:font-name="Arial1" fo:font-size="11pt" fo:font-weight="normal" officeooo:rsid="00d48052" officeooo:paragraph-rsid="00d71fd3" style:font-size-asian="11pt" style:font-weight-asian="normal" style:font-size-complex="11pt" style:font-weight-complex="normal"/>
    </style:style>
    <style:style style:name="P50" style:family="paragraph" style:parent-style-name="Text_20_body">
      <style:paragraph-properties fo:text-align="center" style:justify-single-word="false"/>
      <style:text-properties style:use-window-font-color="true" style:font-name="Arial1" fo:font-size="11pt" fo:font-weight="normal" officeooo:rsid="00d48052" officeooo:paragraph-rsid="00d71fd3" style:font-size-asian="11pt" style:font-weight-asian="normal" style:font-size-complex="11pt" style:font-weight-complex="normal"/>
    </style:style>
    <style:style style:name="P51" style:family="paragraph" style:parent-style-name="Text_20_body">
      <style:text-properties style:use-window-font-color="true" style:font-name="Arial1" fo:font-size="11pt" fo:font-weight="normal" officeooo:rsid="00d5eadf" officeooo:paragraph-rsid="00d5eadf" style:font-size-asian="11pt" style:font-weight-asian="normal" style:font-size-complex="11pt" style:font-weight-complex="normal"/>
    </style:style>
    <style:style style:name="P52" style:family="paragraph" style:parent-style-name="Text_20_body">
      <style:text-properties style:use-window-font-color="true" style:font-name="Arial1" fo:font-size="11pt" fo:font-weight="normal" officeooo:rsid="00d5eadf" officeooo:paragraph-rsid="00d79cde" style:font-size-asian="11pt" style:font-weight-asian="normal" style:font-size-complex="11pt" style:font-weight-complex="normal"/>
    </style:style>
    <style:style style:name="P53" style:family="paragraph" style:parent-style-name="Text_20_body">
      <style:text-properties style:use-window-font-color="true" style:font-name="Arial1" fo:font-size="11pt" style:text-underline-style="none" officeooo:rsid="007c041c" officeooo:paragraph-rsid="007a1d49" fo:background-color="#ffffff" style:font-size-asian="11pt" style:font-size-complex="11pt"/>
    </style:style>
    <style:style style:name="P54" style:family="paragraph" style:parent-style-name="Text_20_body">
      <style:text-properties style:use-window-font-color="true" style:font-name="Arial1" fo:font-size="11pt" fo:background-color="#ffffff" style:font-size-asian="11pt" style:font-size-complex="11pt"/>
    </style:style>
    <style:style style:name="P55" style:family="paragraph" style:parent-style-name="Text_20_body">
      <style:text-properties style:use-window-font-color="true" style:font-name="Arial1" fo:font-size="11pt" style:text-underline-style="solid" style:text-underline-width="auto" style:text-underline-color="font-color" fo:font-weight="normal" officeooo:rsid="00b14f5a" officeooo:paragraph-rsid="00b14f5a" style:font-size-asian="11pt" style:font-weight-asian="normal" style:font-size-complex="11pt" style:font-weight-complex="normal"/>
    </style:style>
    <style:style style:name="P56" style:family="paragraph" style:parent-style-name="Text_20_body">
      <style:text-properties officeooo:rsid="0065b5f6" officeooo:paragraph-rsid="00a60dd9"/>
    </style:style>
    <style:style style:name="P57" style:family="paragraph" style:parent-style-name="Text_20_body">
      <style:text-properties officeooo:rsid="003085c0" officeooo:paragraph-rsid="00776b8e"/>
    </style:style>
    <style:style style:name="P58" style:family="paragraph" style:parent-style-name="Text_20_body">
      <style:text-properties officeooo:paragraph-rsid="009a2c58"/>
    </style:style>
    <style:style style:name="P59" style:family="paragraph" style:parent-style-name="Text_20_body">
      <style:paragraph-properties fo:text-align="justify" style:justify-single-word="false"/>
      <style:text-properties officeooo:rsid="0030738a" officeooo:paragraph-rsid="009a2c58"/>
    </style:style>
    <style:style style:name="P60" style:family="paragraph" style:parent-style-name="Text_20_body">
      <style:paragraph-properties fo:text-align="justify" style:justify-single-word="false"/>
      <style:text-properties officeooo:rsid="002f89f3" officeooo:paragraph-rsid="009a2c58"/>
    </style:style>
    <style:style style:name="P61" style:family="paragraph" style:parent-style-name="Text_20_body">
      <style:paragraph-properties fo:text-align="justify" style:justify-single-word="false"/>
      <style:text-properties officeooo:rsid="009e2ed0" officeooo:paragraph-rsid="009e2ed0"/>
    </style:style>
    <style:style style:name="P62" style:family="paragraph" style:parent-style-name="Text_20_body">
      <style:paragraph-properties fo:text-align="justify" style:justify-single-word="false"/>
      <style:text-properties officeooo:rsid="003b9e43" officeooo:paragraph-rsid="00a32359"/>
    </style:style>
    <style:style style:name="P63" style:family="paragraph" style:parent-style-name="Text_20_body">
      <style:text-properties fo:color="#000000" style:font-name="Arial1" fo:font-size="11pt" officeooo:rsid="0070c22f" officeooo:paragraph-rsid="0070c22f" fo:background-color="#ffffff" style:font-size-asian="11pt" style:font-size-complex="11pt"/>
    </style:style>
    <style:style style:name="P64" style:family="paragraph" style:parent-style-name="Text_20_body">
      <style:text-properties fo:color="#000000" style:font-name="Arial1" fo:font-size="11pt" officeooo:rsid="0079aaf8" officeooo:paragraph-rsid="0070c22f" fo:background-color="#ffffff" style:font-size-asian="11pt" style:font-size-complex="11pt"/>
    </style:style>
    <style:style style:name="P65" style:family="paragraph" style:parent-style-name="Text_20_body">
      <style:text-properties fo:color="#000000" style:font-name="Arial1" fo:font-size="11pt" officeooo:rsid="0079aaf8" officeooo:paragraph-rsid="0079c28b" fo:background-color="#ffffff" style:font-size-asian="11pt" style:font-size-complex="11pt"/>
    </style:style>
    <style:style style:name="P66" style:family="paragraph" style:parent-style-name="Text_20_body">
      <style:text-properties fo:color="#000000" style:font-name="Arial1" fo:font-size="11pt" officeooo:rsid="0079c28b" officeooo:paragraph-rsid="0070c22f" fo:background-color="#ffffff" style:font-size-asian="11pt" style:font-size-complex="11pt"/>
    </style:style>
    <style:style style:name="P67" style:family="paragraph" style:parent-style-name="Text_20_body">
      <style:text-properties fo:color="#000000" style:font-name="Consolas" fo:font-size="11pt" officeooo:rsid="0063fcc8" officeooo:paragraph-rsid="0063fcc8" fo:background-color="#ffffff" style:font-size-asian="11pt" style:font-size-complex="11pt"/>
    </style:style>
    <style:style style:name="P68" style:family="paragraph" style:parent-style-name="Text_20_body">
      <style:text-properties officeooo:paragraph-rsid="00ac182b"/>
    </style:style>
    <style:style style:name="P69" style:family="paragraph" style:parent-style-name="Text_20_body">
      <style:text-properties officeooo:rsid="00a7e82c" officeooo:paragraph-rsid="00a9342d"/>
    </style:style>
    <style:style style:name="P70" style:family="paragraph" style:parent-style-name="Text_20_body">
      <style:text-properties officeooo:rsid="00b9e440" officeooo:paragraph-rsid="00b9e440"/>
    </style:style>
    <style:style style:name="P71" style:family="paragraph" style:parent-style-name="Text_20_body">
      <style:text-properties officeooo:rsid="00c20e3a" officeooo:paragraph-rsid="00c20e3a"/>
    </style:style>
    <style:style style:name="P72" style:family="paragraph" style:parent-style-name="Text_20_body">
      <style:text-properties officeooo:rsid="00c20e3a" officeooo:paragraph-rsid="00c8079f"/>
    </style:style>
    <style:style style:name="P73" style:family="paragraph" style:parent-style-name="Text_20_body">
      <style:text-properties officeooo:rsid="00c20e3a" officeooo:paragraph-rsid="00d0f9f1"/>
    </style:style>
    <style:style style:name="P74" style:family="paragraph" style:parent-style-name="Text_20_body">
      <style:text-properties officeooo:rsid="00c8079f" officeooo:paragraph-rsid="00c8079f"/>
    </style:style>
    <style:style style:name="P75" style:family="paragraph" style:parent-style-name="Text_20_body">
      <style:text-properties officeooo:rsid="00c98369" officeooo:paragraph-rsid="00c98369"/>
    </style:style>
    <style:style style:name="P76" style:family="paragraph" style:parent-style-name="Text_20_body">
      <style:text-properties officeooo:rsid="00cb7031" officeooo:paragraph-rsid="00cb7031"/>
    </style:style>
    <style:style style:name="P77" style:family="paragraph" style:parent-style-name="Text_20_body">
      <style:text-properties officeooo:rsid="00d1bfe6" officeooo:paragraph-rsid="00d1bfe6"/>
    </style:style>
    <style:style style:name="P78" style:family="paragraph" style:parent-style-name="Text_20_body">
      <style:text-properties officeooo:paragraph-rsid="00debec3"/>
    </style:style>
    <style:style style:name="P79" style:family="paragraph" style:parent-style-name="Title">
      <style:text-properties officeooo:rsid="00138ff2" officeooo:paragraph-rsid="00138ff2"/>
    </style:style>
    <style:style style:name="P80" style:family="paragraph" style:parent-style-name="Quotations">
      <style:paragraph-properties fo:text-align="center" style:justify-single-word="false"/>
      <style:text-properties style:font-name="Calibri Light" fo:font-style="italic" officeooo:rsid="00529321" officeooo:paragraph-rsid="00529321" style:font-style-asian="italic" style:font-style-complex="italic"/>
    </style:style>
    <style:style style:name="P81" style:family="paragraph" style:parent-style-name="Text_20_body">
      <style:paragraph-properties fo:margin-left="0cm" fo:margin-right="0cm" fo:text-indent="0cm" style:auto-text-indent="false"/>
      <style:text-properties fo:font-size="11pt" officeooo:rsid="0065b5f6" officeooo:paragraph-rsid="007d46d6" style:font-size-asian="11pt" style:font-size-complex="11pt"/>
    </style:style>
    <style:style style:name="P82" style:family="paragraph" style:parent-style-name="Text_20_body">
      <style:paragraph-properties fo:margin-left="0cm" fo:margin-right="0cm" fo:text-indent="0cm" style:auto-text-indent="false"/>
      <style:text-properties style:font-name="Arial1" fo:font-size="11pt" officeooo:rsid="007f4c1c" officeooo:paragraph-rsid="007f4c1c" style:font-size-asian="11pt" style:font-size-complex="11pt"/>
    </style:style>
    <style:style style:name="P83" style:family="paragraph" style:parent-style-name="Text_20_body">
      <style:paragraph-properties fo:margin-left="0cm" fo:margin-right="0cm" fo:text-indent="0cm" style:auto-text-indent="false"/>
      <style:text-properties style:font-name="Arial1" fo:font-size="11pt" style:text-underline-style="solid" style:text-underline-width="auto" style:text-underline-color="font-color" officeooo:rsid="007f4c1c" officeooo:paragraph-rsid="007f4c1c" style:font-size-asian="11pt" style:font-size-complex="11pt"/>
    </style:style>
    <style:style style:name="P84" style:family="paragraph" style:parent-style-name="Text_20_body">
      <style:paragraph-properties fo:margin-left="0cm" fo:margin-right="0cm" fo:text-indent="0cm" style:auto-text-indent="false"/>
      <style:text-properties officeooo:paragraph-rsid="0083cc08"/>
    </style:style>
    <style:style style:name="P85" style:family="paragraph" style:parent-style-name="Text_20_body">
      <style:paragraph-properties fo:margin-left="0cm" fo:margin-right="0cm" fo:text-indent="0cm" style:auto-text-indent="false"/>
      <style:text-properties fo:color="#000000" style:font-name="Consolas" fo:font-size="11pt" officeooo:rsid="007d46d6" officeooo:paragraph-rsid="007d46d6" fo:background-color="#ffffff" style:font-size-asian="11pt" style:font-size-complex="11pt"/>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7cm" style:type="right" style:leader-style="dotted" style:leader-text="."/>
        </style:tab-stops>
      </style:paragraph-properties>
    </style:style>
    <style:style style:name="P88" style:family="paragraph" style:parent-style-name="Contents_20_3">
      <style:paragraph-properties>
        <style:tab-stops>
          <style:tab-stop style:position="17cm" style:type="right" style:leader-style="dotted" style:leader-text="."/>
        </style:tab-stops>
      </style:paragraph-properties>
    </style:style>
    <style:style style:name="P89" style:family="paragraph" style:parent-style-name="Heading_20_1">
      <style:text-properties officeooo:rsid="004c8b89" officeooo:paragraph-rsid="004c8b89"/>
    </style:style>
    <style:style style:name="P90" style:family="paragraph" style:parent-style-name="Heading_20_1">
      <style:text-properties officeooo:rsid="004eb15e" officeooo:paragraph-rsid="004eb15e"/>
    </style:style>
    <style:style style:name="P91" style:family="paragraph" style:parent-style-name="Heading_20_1">
      <style:paragraph-properties fo:break-before="page"/>
      <style:text-properties officeooo:rsid="004c8b89" officeooo:paragraph-rsid="004c8b89"/>
    </style:style>
    <style:style style:name="P92" style:family="paragraph" style:parent-style-name="Heading_20_2">
      <style:text-properties style:font-name="Arial1" fo:font-size="18pt" officeooo:rsid="004c8b89" officeooo:paragraph-rsid="004c8b89" style:font-size-asian="15.75pt" style:font-size-complex="18pt"/>
    </style:style>
    <style:style style:name="P93" style:family="paragraph" style:parent-style-name="Heading_20_2">
      <style:text-properties officeooo:rsid="004c8b89" officeooo:paragraph-rsid="004c8b89"/>
    </style:style>
    <style:style style:name="P94" style:family="paragraph" style:parent-style-name="Heading_20_2">
      <style:text-properties officeooo:paragraph-rsid="001d8a4c"/>
    </style:style>
    <style:style style:name="P95" style:family="paragraph" style:parent-style-name="Heading_20_2">
      <style:text-properties officeooo:rsid="004eb15e" officeooo:paragraph-rsid="004eb15e"/>
    </style:style>
    <style:style style:name="P96" style:family="paragraph" style:parent-style-name="Titre-Puce">
      <style:text-properties officeooo:rsid="005acfd3" officeooo:paragraph-rsid="005acfd3"/>
    </style:style>
    <style:style style:name="P97" style:family="paragraph" style:parent-style-name="Titre-Puce">
      <style:text-properties officeooo:rsid="00debec3" officeooo:paragraph-rsid="00debec3"/>
    </style:style>
    <style:style style:name="P98" style:family="paragraph" style:parent-style-name="Titre-Puce">
      <style:text-properties fo:font-weight="bold" officeooo:rsid="004c8b89" officeooo:paragraph-rsid="004c8b89" style:font-weight-asian="bold" style:font-weight-complex="bold"/>
    </style:style>
    <style:style style:name="P99" style:family="paragraph" style:parent-style-name="Titre-Puce">
      <style:text-properties fo:font-weight="bold" officeooo:rsid="004c8b89" officeooo:paragraph-rsid="0092faa8" style:font-weight-asian="bold" style:font-weight-complex="bold"/>
    </style:style>
    <style:style style:name="P100" style:family="paragraph" style:parent-style-name="Titre-Puce">
      <style:text-properties officeooo:rsid="004c8b89" officeooo:paragraph-rsid="004c8b89"/>
    </style:style>
    <style:style style:name="P101" style:family="paragraph" style:parent-style-name="Titre-Puce">
      <style:text-properties officeooo:rsid="004c8b89" officeooo:paragraph-rsid="0092faa8"/>
    </style:style>
    <style:style style:name="P102" style:family="paragraph" style:parent-style-name="Titre-Puce">
      <style:text-properties officeooo:rsid="005c7509" officeooo:paragraph-rsid="009a2c58"/>
    </style:style>
    <style:style style:name="P103" style:family="paragraph" style:parent-style-name="Titre-Puce">
      <style:text-properties officeooo:rsid="005c7509" officeooo:paragraph-rsid="005c7509"/>
    </style:style>
    <style:style style:name="P104" style:family="paragraph" style:parent-style-name="Titre-Puce">
      <style:text-properties officeooo:rsid="00a32359" officeooo:paragraph-rsid="00a32359"/>
    </style:style>
    <style:style style:name="P105" style:family="paragraph" style:parent-style-name="Text_20_body">
      <style:text-properties style:text-underline-style="none" officeooo:rsid="00cb7031" officeooo:paragraph-rsid="00cb7031"/>
    </style:style>
    <style:style style:name="P106" style:family="paragraph" style:parent-style-name="Text_20_body">
      <style:text-properties fo:font-size="11pt" style:text-underline-style="none" officeooo:rsid="00ca994d" officeooo:paragraph-rsid="00ca994d" style:font-size-asian="11pt" style:font-size-complex="11pt"/>
    </style:style>
    <style:style style:name="P107" style:family="paragraph" style:parent-style-name="Text_20_body">
      <style:text-properties fo:font-size="11pt" style:text-underline-style="none" officeooo:rsid="00cffb3b" officeooo:paragraph-rsid="00cffb3b" style:font-size-asian="11pt" style:font-size-complex="11pt"/>
    </style:style>
    <style:style style:name="P108" style:family="paragraph" style:parent-style-name="Text_20_body">
      <style:text-properties fo:font-size="11pt" style:text-underline-style="none" officeooo:rsid="00d1bfe6" officeooo:paragraph-rsid="00d1bfe6" style:font-size-asian="11pt" style:font-size-complex="11pt"/>
    </style:style>
    <style:style style:name="P109" style:family="paragraph" style:parent-style-name="Text_20_body">
      <style:text-properties fo:color="#000000" style:font-name="Consolas" fo:font-size="11pt" officeooo:rsid="00c20e3a" officeooo:paragraph-rsid="00c20e3a" fo:background-color="#ffffff" style:font-size-asian="11pt" style:font-size-complex="11pt"/>
    </style:style>
    <style:style style:name="P110" style:family="paragraph" style:parent-style-name="Text_20_body">
      <style:paragraph-properties fo:text-align="center" style:justify-single-word="false"/>
      <style:text-properties fo:color="#000000" style:font-name="Consolas" fo:font-size="11pt" fo:font-weight="normal" officeooo:rsid="00d48052" officeooo:paragraph-rsid="00d71fd3" fo:background-color="#ffffff" style:font-size-asian="11pt" style:font-weight-asian="normal" style:font-size-complex="11pt" style:font-weight-complex="normal"/>
    </style:style>
    <style:style style:name="P111" style:family="paragraph" style:parent-style-name="Text_20_body">
      <style:text-properties officeooo:rsid="00e43b2c" officeooo:paragraph-rsid="00e43b2c"/>
    </style:style>
    <style:style style:name="P112" style:family="paragraph" style:parent-style-name="Text_20_body">
      <style:text-properties officeooo:rsid="00e6486d" officeooo:paragraph-rsid="00ebdc0a"/>
    </style:style>
    <style:style style:name="P113" style:family="paragraph" style:parent-style-name="Text_20_body">
      <style:text-properties officeooo:rsid="00ee609b" officeooo:paragraph-rsid="00ee609b"/>
    </style:style>
    <style:style style:name="P114" style:family="paragraph" style:parent-style-name="Text_20_body">
      <style:text-properties officeooo:rsid="00f18b49" officeooo:paragraph-rsid="00f18b49"/>
    </style:style>
    <style:style style:name="P115" style:family="paragraph" style:parent-style-name="Text_20_body">
      <style:text-properties officeooo:rsid="00f7c1ca" officeooo:paragraph-rsid="00f7c1ca"/>
    </style:style>
    <style:style style:name="T1" style:family="text">
      <style:text-properties style:font-name="Arial1" fo:font-weight="bold" officeooo:rsid="001b836a" style:font-name-asian="Microsoft YaHei" style:font-weight-asian="bold" style:font-name-complex="Arial5" style:font-weight-complex="bold"/>
    </style:style>
    <style:style style:name="T2" style:family="text">
      <style:text-properties style:font-name="Arial1" fo:font-weight="bold" officeooo:rsid="004c8b89" style:font-name-asian="Microsoft YaHei" style:font-weight-asian="bold" style:font-name-complex="Arial5" style:font-weight-complex="bold"/>
    </style:style>
    <style:style style:name="T3" style:family="text">
      <style:text-properties style:font-name="Arial1" fo:font-size="11pt" officeooo:rsid="007f4c1c" style:font-size-asian="11pt" style:font-size-complex="11pt"/>
    </style:style>
    <style:style style:name="T4" style:family="text">
      <style:text-properties style:font-name="Arial1" fo:font-size="11pt" officeooo:rsid="00801fb9" style:font-size-asian="11pt" style:font-size-complex="11pt"/>
    </style:style>
    <style:style style:name="T5" style:family="text">
      <style:text-properties officeooo:rsid="0030757e"/>
    </style:style>
    <style:style style:name="T6" style:family="text">
      <style:text-properties fo:font-weight="bold" style:font-weight-asian="bold" style:font-weight-complex="bold"/>
    </style:style>
    <style:style style:name="T7" style:family="text">
      <style:text-properties fo:font-weight="bold" officeooo:rsid="003cd700"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32e1ac" style:font-weight-asian="normal" style:font-weight-complex="normal"/>
    </style:style>
    <style:style style:name="T10" style:family="text">
      <style:text-properties fo:font-weight="normal" officeooo:rsid="0035cd19" style:font-weight-asian="normal" style:font-weight-complex="normal"/>
    </style:style>
    <style:style style:name="T11" style:family="text">
      <style:text-properties fo:font-weight="normal" officeooo:rsid="003cd700" style:font-weight-asian="normal" style:font-weight-complex="normal"/>
    </style:style>
    <style:style style:name="T12" style:family="text">
      <style:text-properties fo:font-weight="normal" officeooo:rsid="003ea17f" style:font-weight-asian="normal" style:font-weight-complex="normal"/>
    </style:style>
    <style:style style:name="T13" style:family="text">
      <style:text-properties fo:font-weight="normal" officeooo:rsid="0040446d" style:font-weight-asian="normal" style:font-weight-complex="normal"/>
    </style:style>
    <style:style style:name="T14" style:family="text">
      <style:text-properties fo:font-weight="normal" officeooo:rsid="004559b9" style:font-weight-asian="normal" style:font-weight-complex="normal"/>
    </style:style>
    <style:style style:name="T15" style:family="text">
      <style:text-properties fo:font-weight="normal" officeooo:rsid="00512988" style:font-weight-asian="normal" style:font-weight-complex="normal"/>
    </style:style>
    <style:style style:name="T16" style:family="text">
      <style:text-properties fo:font-weight="normal" officeooo:rsid="00552caa" style:font-weight-asian="normal" style:font-weight-complex="normal"/>
    </style:style>
    <style:style style:name="T17" style:family="text">
      <style:text-properties fo:font-weight="normal" officeooo:rsid="005554a4" style:font-weight-asian="normal" style:font-weight-complex="normal"/>
    </style:style>
    <style:style style:name="T18" style:family="text">
      <style:text-properties fo:font-weight="normal" officeooo:rsid="005fc8a5" style:font-weight-asian="normal" style:font-weight-complex="normal"/>
    </style:style>
    <style:style style:name="T19" style:family="text">
      <style:text-properties fo:font-weight="normal" officeooo:rsid="00606ba2" style:font-weight-asian="normal" style:font-weight-complex="normal"/>
    </style:style>
    <style:style style:name="T20" style:family="text">
      <style:text-properties fo:font-weight="normal" officeooo:rsid="00617f17" style:font-weight-asian="normal" style:font-weight-complex="normal"/>
    </style:style>
    <style:style style:name="T21" style:family="text">
      <style:text-properties fo:font-weight="normal" officeooo:rsid="006aaadd" style:font-weight-asian="normal" style:font-weight-complex="normal"/>
    </style:style>
    <style:style style:name="T22" style:family="text">
      <style:text-properties fo:font-weight="normal" officeooo:rsid="0063fcc8" fo:background-color="#ffffff" loext:char-shading-value="0" style:font-weight-asian="normal" style:font-weight-complex="normal"/>
    </style:style>
    <style:style style:name="T23" style:family="text">
      <style:text-properties fo:font-weight="normal" officeooo:rsid="00657981" fo:background-color="#ffffff" loext:char-shading-value="0" style:font-weight-asian="normal" style:font-weight-complex="normal"/>
    </style:style>
    <style:style style:name="T24" style:family="text">
      <style:text-properties fo:font-weight="normal" officeooo:rsid="0085e6d8" fo:background-color="#ffffff" loext:char-shading-value="0" style:font-weight-asian="normal" style:font-weight-complex="normal"/>
    </style:style>
    <style:style style:name="T25" style:family="text">
      <style:text-properties officeooo:rsid="0034a665"/>
    </style:style>
    <style:style style:name="T26" style:family="text">
      <style:text-properties officeooo:rsid="0035cd19"/>
    </style:style>
    <style:style style:name="T27" style:family="text">
      <style:text-properties officeooo:rsid="003790bb"/>
    </style:style>
    <style:style style:name="T28" style:family="text">
      <style:text-properties officeooo:rsid="003a6f80"/>
    </style:style>
    <style:style style:name="T29" style:family="text">
      <style:text-properties officeooo:rsid="003aa8ae"/>
    </style:style>
    <style:style style:name="T30" style:family="text">
      <style:text-properties style:font-name="Arial4" officeooo:rsid="003aa8ae" style:font-name-asian="Arial4" style:font-name-complex="Arial4"/>
    </style:style>
    <style:style style:name="T31" style:family="text">
      <style:text-properties officeooo:rsid="003b3c00"/>
    </style:style>
    <style:style style:name="T32" style:family="text">
      <style:text-properties officeooo:rsid="003cd700"/>
    </style:style>
    <style:style style:name="T33" style:family="text">
      <style:text-properties officeooo:rsid="003ea17f"/>
    </style:style>
    <style:style style:name="T34" style:family="text">
      <style:text-properties officeooo:rsid="00406a0c"/>
    </style:style>
    <style:style style:name="T35" style:family="text">
      <style:text-properties officeooo:rsid="0043f54b"/>
    </style:style>
    <style:style style:name="T36" style:family="text">
      <style:text-properties officeooo:rsid="00440994"/>
    </style:style>
    <style:style style:name="T37" style:family="text">
      <style:text-properties officeooo:rsid="004559b9"/>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3a6f80"/>
    </style:style>
    <style:style style:name="T40" style:family="text">
      <style:text-properties style:text-underline-style="solid" style:text-underline-width="auto" style:text-underline-color="font-color" fo:font-weight="normal" officeooo:rsid="0032e1ac" style:font-weight-asian="normal" style:font-weight-complex="normal"/>
    </style:style>
    <style:style style:name="T41" style:family="text">
      <style:text-properties style:text-underline-style="solid" style:text-underline-width="auto" style:text-underline-color="font-color" fo:font-weight="normal" officeooo:rsid="00606ba2" style:font-weight-asian="normal" style:font-weight-complex="normal"/>
    </style:style>
    <style:style style:name="T42" style:family="text">
      <style:text-properties style:text-underline-style="solid" style:text-underline-width="auto" style:text-underline-color="font-color" fo:background-color="#ffffff" loext:char-shading-value="0"/>
    </style:style>
    <style:style style:name="T43" style:family="text">
      <style:text-properties officeooo:rsid="004c8b89"/>
    </style:style>
    <style:style style:name="T44" style:family="text">
      <style:text-properties officeooo:rsid="004eb15e"/>
    </style:style>
    <style:style style:name="T45" style:family="text">
      <style:text-properties officeooo:rsid="00503689"/>
    </style:style>
    <style:style style:name="T46" style:family="text">
      <style:text-properties officeooo:rsid="005491b7"/>
    </style:style>
    <style:style style:name="T47" style:family="text">
      <style:text-properties officeooo:rsid="00050d39"/>
    </style:style>
    <style:style style:name="T48" style:family="text">
      <style:text-properties officeooo:rsid="00586ead"/>
    </style:style>
    <style:style style:name="T49" style:family="text">
      <style:text-properties officeooo:rsid="005acfd3"/>
    </style:style>
    <style:style style:name="T50" style:family="text">
      <style:text-properties officeooo:rsid="005c656c"/>
    </style:style>
    <style:style style:name="T51" style:family="text">
      <style:text-properties officeooo:rsid="005c7509"/>
    </style:style>
    <style:style style:name="T52" style:family="text">
      <style:text-properties fo:font-style="italic" style:font-style-asian="italic" style:font-style-complex="italic"/>
    </style:style>
    <style:style style:name="T53" style:family="text">
      <style:text-properties fo:font-style="italic" officeooo:rsid="003ea17f" style:font-style-asian="italic" style:font-style-complex="italic"/>
    </style:style>
    <style:style style:name="T54" style:family="text">
      <style:text-properties fo:font-style="italic" officeooo:rsid="004559b9" style:font-style-asian="italic" style:font-style-complex="italic"/>
    </style:style>
    <style:style style:name="T55" style:family="text">
      <style:text-properties fo:font-style="italic" officeooo:rsid="0035cd19" style:font-style-asian="italic" style:font-style-complex="italic"/>
    </style:style>
    <style:style style:name="T56" style:family="text">
      <style:text-properties fo:font-style="italic" fo:font-weight="normal" officeooo:rsid="0040446d" style:font-style-asian="italic" style:font-weight-asian="normal" style:font-style-complex="italic" style:font-weight-complex="normal"/>
    </style:style>
    <style:style style:name="T57" style:family="text">
      <style:text-properties fo:color="#0000ff" style:font-name="Consolas" fo:background-color="#ffffff" loext:char-shading-value="0"/>
    </style:style>
    <style:style style:name="T58" style:family="text">
      <style:text-properties fo:color="#0000ff" style:font-name="Consolas" officeooo:rsid="00d48052" fo:background-color="#ffffff" loext:char-shading-value="0"/>
    </style:style>
    <style:style style:name="T59" style:family="text">
      <style:text-properties fo:color="#0000ff" style:font-name="Consolas" fo:font-style="normal" fo:font-weight="normal" officeooo:rsid="0070c22f" fo:background-color="#ffffff" loext:char-shading-value="0" style:font-style-asian="normal" style:font-weight-asian="normal" style:font-style-complex="normal" style:font-weight-complex="normal"/>
    </style:style>
    <style:style style:name="T60" style:family="text">
      <style:text-properties fo:color="#0000ff" style:font-name="Consolas" fo:font-size="10.5pt" fo:background-color="#ffffff" loext:char-shading-value="0" style:font-size-asian="10.5pt" style:font-size-complex="10.5pt"/>
    </style:style>
    <style:style style:name="T61" style:family="text">
      <style:text-properties fo:color="#0000ff" style:font-name="Consolas" fo:font-size="10.5pt" style:text-underline-style="none" officeooo:rsid="00ca994d" fo:background-color="#ffffff" loext:char-shading-value="0" style:font-size-asian="10.5pt" style:font-size-complex="10.5pt"/>
    </style:style>
    <style:style style:name="T62" style:family="text">
      <style:text-properties fo:color="#0000ff" style:font-name="Consolas" fo:font-size="11pt" officeooo:rsid="00801fb9" fo:background-color="#ffffff" loext:char-shading-value="0" style:font-size-asian="11pt" style:font-size-complex="11pt"/>
    </style:style>
    <style:style style:name="T63" style:family="text">
      <style:text-properties fo:color="#0000ff" style:font-name="Consolas" fo:font-size="11pt" style:text-underline-style="none" officeooo:rsid="00c98369" fo:background-color="#ffffff" loext:char-shading-value="0" style:font-size-asian="11pt" style:font-size-complex="11pt"/>
    </style:style>
    <style:style style:name="T64" style:family="text">
      <style:text-properties fo:color="#0000ff" style:font-name="Consolas" style:text-underline-style="none" fo:background-color="#ffffff" loext:char-shading-value="0"/>
    </style:style>
    <style:style style:name="T65" style:family="text">
      <style:text-properties fo:color="#0000ff" style:font-name="Consolas" style:text-underline-style="none" officeooo:rsid="00c98369" fo:background-color="#ffffff" loext:char-shading-value="0"/>
    </style:style>
    <style:style style:name="T66" style:family="text">
      <style:text-properties fo:color="#0000ff" style:font-name="Consolas" style:text-underline-style="none" officeooo:rsid="00cffb3b" fo:background-color="#ffffff" loext:char-shading-value="0"/>
    </style:style>
    <style:style style:name="T67" style:family="text">
      <style:text-properties fo:color="#000000" style:font-name="Consolas" fo:background-color="#ffffff" loext:char-shading-value="0"/>
    </style:style>
    <style:style style:name="T68" style:family="text">
      <style:text-properties fo:color="#000000" style:font-name="Consolas" officeooo:rsid="007d46d6" fo:background-color="#ffffff" loext:char-shading-value="0"/>
    </style:style>
    <style:style style:name="T69" style:family="text">
      <style:text-properties fo:color="#000000" style:font-name="Consolas" officeooo:rsid="00d71fd3" fo:background-color="#ffffff" loext:char-shading-value="0"/>
    </style:style>
    <style:style style:name="T70" style:family="text">
      <style:text-properties fo:color="#000000" style:font-name="Consolas" fo:font-size="10.5pt" fo:background-color="#ffffff" loext:char-shading-value="0" style:font-size-asian="10.5pt" style:font-size-complex="10.5pt"/>
    </style:style>
    <style:style style:name="T71" style:family="text">
      <style:text-properties fo:color="#000000" style:font-name="Consolas" fo:font-size="10.5pt" style:text-underline-style="none" officeooo:rsid="00ca994d" fo:background-color="#ffffff" loext:char-shading-value="0" style:font-size-asian="10.5pt" style:font-size-complex="10.5pt"/>
    </style:style>
    <style:style style:name="T72" style:family="text">
      <style:text-properties fo:color="#000000" style:font-name="Consolas" fo:font-size="11pt" fo:background-color="#ffffff" loext:char-shading-value="0" style:font-size-asian="11pt" style:font-size-complex="11pt"/>
    </style:style>
    <style:style style:name="T73" style:family="text">
      <style:text-properties fo:color="#000000" style:font-name="Consolas" fo:font-size="11pt" style:text-underline-style="none" officeooo:rsid="00c98369" fo:background-color="#ffffff" loext:char-shading-value="0" style:font-size-asian="11pt" style:font-size-complex="11pt"/>
    </style:style>
    <style:style style:name="T74" style:family="text">
      <style:text-properties fo:color="#000000" style:font-name="Consolas" style:text-underline-style="none" fo:background-color="#ffffff" loext:char-shading-value="0"/>
    </style:style>
    <style:style style:name="T75" style:family="text">
      <style:text-properties fo:color="#000000" style:font-name="Consolas" style:text-underline-style="none" officeooo:rsid="00c98369" fo:background-color="#ffffff" loext:char-shading-value="0"/>
    </style:style>
    <style:style style:name="T76" style:family="text">
      <style:text-properties fo:color="#000000" style:font-name="Consolas" style:text-underline-style="none" officeooo:rsid="00ca994d" fo:background-color="#ffffff" loext:char-shading-value="0"/>
    </style:style>
    <style:style style:name="T77" style:family="text">
      <style:text-properties fo:color="#000000" fo:background-color="#ffffff" loext:char-shading-value="0"/>
    </style:style>
    <style:style style:name="T78" style:family="text">
      <style:text-properties fo:color="#000000" officeooo:rsid="0070c22f" fo:background-color="#ffffff" loext:char-shading-value="0"/>
    </style:style>
    <style:style style:name="T79" style:family="text">
      <style:text-properties fo:color="#000000" officeooo:rsid="007299a4" fo:background-color="#ffffff" loext:char-shading-value="0"/>
    </style:style>
    <style:style style:name="T80" style:family="text">
      <style:text-properties fo:color="#000000" officeooo:rsid="0072b842" fo:background-color="#ffffff" loext:char-shading-value="0"/>
    </style:style>
    <style:style style:name="T81" style:family="text">
      <style:text-properties fo:color="#000000" officeooo:rsid="0079aaf8" fo:background-color="#ffffff" loext:char-shading-value="0"/>
    </style:style>
    <style:style style:name="T82" style:family="text">
      <style:text-properties fo:color="#000000" officeooo:rsid="0079c28b" fo:background-color="#ffffff" loext:char-shading-value="0"/>
    </style:style>
    <style:style style:name="T83" style:family="text">
      <style:text-properties fo:color="#000000" officeooo:rsid="007dada6" fo:background-color="#ffffff" loext:char-shading-value="0"/>
    </style:style>
    <style:style style:name="T84" style:family="text">
      <style:text-properties fo:color="#000000" officeooo:rsid="00c45ac4" fo:background-color="#ffffff" loext:char-shading-value="0"/>
    </style:style>
    <style:style style:name="T85" style:family="text">
      <style:text-properties fo:color="#000000" officeooo:rsid="00c65f46" fo:background-color="#ffffff" loext:char-shading-value="0"/>
    </style:style>
    <style:style style:name="T86" style:family="text">
      <style:text-properties fo:color="#000000" style:font-name="Arial1" fo:font-size="11pt" officeooo:rsid="00801fb9" fo:background-color="#ffffff" loext:char-shading-value="0" style:font-size-asian="11pt" style:font-size-complex="11pt"/>
    </style:style>
    <style:style style:name="T87" style:family="text">
      <style:text-properties fo:color="#000000" style:font-name="Arial1" fo:font-size="11pt" officeooo:rsid="008325bb" fo:background-color="#ffffff" loext:char-shading-value="0" style:font-size-asian="11pt" style:font-size-complex="11pt"/>
    </style:style>
    <style:style style:name="T88" style:family="text">
      <style:text-properties fo:color="#000000" style:font-name="Arial1" fo:font-size="11pt" officeooo:rsid="009107cd" fo:background-color="#ffffff" loext:char-shading-value="0" style:font-size-asian="11pt" style:font-size-complex="11pt"/>
    </style:style>
    <style:style style:name="T89" style:family="text">
      <style:text-properties fo:color="#000000" style:font-name="Arial1" fo:font-size="11pt" officeooo:rsid="0095098c" fo:background-color="#ffffff" loext:char-shading-value="0" style:font-size-asian="11pt" style:font-size-complex="11pt"/>
    </style:style>
    <style:style style:name="T90" style:family="text">
      <style:text-properties fo:color="#000000" style:font-name="Arial1" fo:font-size="11pt" officeooo:rsid="0099f53d" fo:background-color="#ffffff" loext:char-shading-value="0" style:font-size-asian="11pt" style:font-size-complex="11pt"/>
    </style:style>
    <style:style style:name="T91" style:family="text">
      <style:text-properties fo:color="#000000" style:font-name="Arial1" fo:font-size="11pt" fo:font-weight="bold" officeooo:rsid="0095098c" fo:background-color="#ffffff" loext:char-shading-value="0" style:font-size-asian="11pt" style:font-weight-asian="bold" style:font-size-complex="11pt" style:font-weight-complex="bold"/>
    </style:style>
    <style:style style:name="T92" style:family="text">
      <style:text-properties fo:color="#000000" style:font-name="Arial1" fo:font-size="11pt" fo:font-weight="normal" officeooo:rsid="0095098c" fo:background-color="#ffffff" loext:char-shading-value="0" style:font-size-asian="11pt" style:font-weight-asian="normal" style:font-size-complex="11pt" style:font-weight-complex="normal"/>
    </style:style>
    <style:style style:name="T93" style:family="text">
      <style:text-properties fo:color="#000000" style:font-name="Arial1" fo:font-size="11pt" fo:font-weight="normal" officeooo:rsid="009669fd" fo:background-color="#ffffff" loext:char-shading-value="0" style:font-size-asian="11pt" style:font-weight-asian="normal" style:font-size-complex="11pt" style:font-weight-complex="normal"/>
    </style:style>
    <style:style style:name="T94" style:family="text">
      <style:text-properties fo:color="#000000" style:font-name="Arial1" fo:font-size="11pt" fo:font-weight="normal" officeooo:rsid="00985308" fo:background-color="#ffffff" loext:char-shading-value="0" style:font-size-asian="11pt" style:font-weight-asian="normal" style:font-size-complex="11pt" style:font-weight-complex="normal"/>
    </style:style>
    <style:style style:name="T95" style:family="text">
      <style:text-properties fo:color="#000000" style:font-name="Arial1" officeooo:rsid="00d71fd3" fo:background-color="#ffffff" loext:char-shading-value="0"/>
    </style:style>
    <style:style style:name="T96" style:family="text">
      <style:text-properties fo:color="#000000" style:text-underline-style="solid" style:text-underline-width="auto" style:text-underline-color="font-color" fo:background-color="#ffffff" loext:char-shading-value="0"/>
    </style:style>
    <style:style style:name="T97" style:family="text">
      <style:text-properties fo:color="#2b91af" style:font-name="Consolas" fo:background-color="#ffffff" loext:char-shading-value="0"/>
    </style:style>
    <style:style style:name="T98" style:family="text">
      <style:text-properties fo:color="#2b91af" style:font-name="Consolas" officeooo:rsid="00d71fd3" fo:background-color="#ffffff" loext:char-shading-value="0"/>
    </style:style>
    <style:style style:name="T99" style:family="text">
      <style:text-properties fo:color="#2b91af" style:font-name="Consolas" fo:font-size="10.5pt" fo:background-color="#ffffff" loext:char-shading-value="0" style:font-size-asian="10.5pt" style:font-size-complex="10.5pt"/>
    </style:style>
    <style:style style:name="T100" style:family="text">
      <style:text-properties fo:color="#2b91af" style:font-name="Consolas" fo:font-size="10.5pt" style:text-underline-style="none" officeooo:rsid="00ca994d" fo:background-color="#ffffff" loext:char-shading-value="0" style:font-size-asian="10.5pt" style:font-size-complex="10.5pt"/>
    </style:style>
    <style:style style:name="T101" style:family="text">
      <style:text-properties fo:color="#2b91af" style:font-name="Consolas" fo:font-size="11pt" fo:background-color="#ffffff" loext:char-shading-value="0" style:font-size-asian="11pt" style:font-size-complex="11pt"/>
    </style:style>
    <style:style style:name="T102" style:family="text">
      <style:text-properties fo:color="#2b91af" style:font-name="Consolas" fo:font-size="11pt" officeooo:rsid="00801fb9" fo:background-color="#ffffff" loext:char-shading-value="0" style:font-size-asian="11pt" style:font-size-complex="11pt"/>
    </style:style>
    <style:style style:name="T103" style:family="text">
      <style:text-properties fo:color="#2b91af" style:font-name="Consolas" fo:font-size="11pt" style:text-underline-style="none" officeooo:rsid="00c98369" fo:background-color="#ffffff" loext:char-shading-value="0" style:font-size-asian="11pt" style:font-size-complex="11pt"/>
    </style:style>
    <style:style style:name="T104" style:family="text">
      <style:text-properties fo:color="#2b91af" style:font-name="Consolas" style:text-underline-style="none" fo:background-color="#ffffff" loext:char-shading-value="0"/>
    </style:style>
    <style:style style:name="T105" style:family="text">
      <style:text-properties fo:color="#2b91af" style:font-name="Consolas" style:text-underline-style="none" officeooo:rsid="00c98369" fo:background-color="#ffffff" loext:char-shading-value="0"/>
    </style:style>
    <style:style style:name="T106" style:family="text">
      <style:text-properties fo:color="#2b91af" style:font-name="Consolas" style:text-underline-style="none" officeooo:rsid="00ca994d" fo:background-color="#ffffff" loext:char-shading-value="0"/>
    </style:style>
    <style:style style:name="T107" style:family="text">
      <style:text-properties fo:color="#808080" style:font-name="Consolas" fo:font-weight="bold" fo:background-color="#ffffff" loext:char-shading-value="0" style:font-weight-asian="bold" style:font-weight-complex="bold"/>
    </style:style>
    <style:style style:name="T108" style:family="text">
      <style:text-properties fo:color="#808080" style:font-name="Consolas" fo:font-size="10.5pt" fo:font-weight="bold" fo:background-color="#ffffff" loext:char-shading-value="0" style:font-size-asian="10.5pt" style:font-weight-asian="bold" style:font-size-complex="10.5pt" style:font-weight-complex="bold"/>
    </style:style>
    <style:style style:name="T109" style:family="text">
      <style:text-properties fo:color="#808080" fo:font-weight="bold" style:font-weight-asian="bold" style:font-weight-complex="bold"/>
    </style:style>
    <style:style style:name="T110" style:family="text">
      <style:text-properties fo:color="#808080" fo:font-weight="bold" fo:background-color="#ffffff" loext:char-shading-value="0" style:font-weight-asian="bold" style:font-weight-complex="bold"/>
    </style:style>
    <style:style style:name="T111" style:family="text">
      <style:text-properties fo:color="#808080" fo:font-weight="bold" officeooo:rsid="0085e6d8" fo:background-color="#ffffff" loext:char-shading-value="0" style:font-weight-asian="bold" style:font-weight-complex="bold"/>
    </style:style>
    <style:style style:name="T112" style:family="text">
      <style:text-properties fo:color="#808080" fo:font-weight="bold" officeooo:rsid="0063fcc8" fo:background-color="#ffffff" loext:char-shading-value="0" style:font-weight-asian="bold" style:font-weight-complex="bold"/>
    </style:style>
    <style:style style:name="T113" style:family="text">
      <style:text-properties fo:background-color="#ffffff" loext:char-shading-value="0"/>
    </style:style>
    <style:style style:name="T114" style:family="text">
      <style:text-properties officeooo:rsid="0063fcc8" fo:background-color="#ffffff" loext:char-shading-value="0"/>
    </style:style>
    <style:style style:name="T115" style:family="text">
      <style:text-properties officeooo:rsid="0085e6d8" fo:background-color="#ffffff" loext:char-shading-value="0"/>
    </style:style>
    <style:style style:name="T116" style:family="text">
      <style:text-properties officeooo:rsid="008790ea" fo:background-color="#ffffff" loext:char-shading-value="0"/>
    </style:style>
    <style:style style:name="T117" style:family="text">
      <style:text-properties officeooo:rsid="00c45ac4" fo:background-color="#ffffff" loext:char-shading-value="0"/>
    </style:style>
    <style:style style:name="T118" style:family="text">
      <style:text-properties officeooo:rsid="00c55964" fo:background-color="#ffffff" loext:char-shading-value="0"/>
    </style:style>
    <style:style style:name="T119" style:family="text">
      <style:text-properties style:text-underline-style="none"/>
    </style:style>
    <style:style style:name="T120" style:family="text">
      <style:text-properties style:text-underline-style="none" fo:background-color="#ffffff" loext:char-shading-value="0"/>
    </style:style>
    <style:style style:name="T121" style:family="text">
      <style:text-properties style:text-underline-style="none" officeooo:rsid="00bacf88"/>
    </style:style>
    <style:style style:name="T122" style:family="text">
      <style:text-properties style:text-underline-style="none" officeooo:rsid="00be5e92"/>
    </style:style>
    <style:style style:name="T123" style:family="text">
      <style:text-properties style:text-underline-style="none" officeooo:rsid="00c0dd74"/>
    </style:style>
    <style:style style:name="T124" style:family="text">
      <style:text-properties style:text-underline-style="none" officeooo:rsid="00ccc137"/>
    </style:style>
    <style:style style:name="T125" style:family="text">
      <style:text-properties style:text-underline-style="none" officeooo:rsid="00cd69e3"/>
    </style:style>
    <style:style style:name="T126" style:family="text">
      <style:text-properties style:text-underline-style="none" officeooo:rsid="00cec59c"/>
    </style:style>
    <style:style style:name="T127" style:family="text">
      <style:text-properties style:text-underline-style="none" officeooo:rsid="00cffb3b"/>
    </style:style>
    <style:style style:name="T128" style:family="text">
      <style:text-properties fo:font-style="normal" fo:font-weight="normal" officeooo:rsid="006d5d88" style:font-style-asian="normal" style:font-weight-asian="normal" style:font-style-complex="normal" style:font-weight-complex="normal"/>
    </style:style>
    <style:style style:name="T129" style:family="text">
      <style:text-properties fo:font-style="normal" fo:font-weight="normal" officeooo:rsid="006e82c0" style:font-style-asian="normal" style:font-weight-asian="normal" style:font-style-complex="normal" style:font-weight-complex="normal"/>
    </style:style>
    <style:style style:name="T130" style:family="text">
      <style:text-properties fo:font-style="normal" fo:font-weight="normal" officeooo:rsid="007036a9" style:font-style-asian="normal" style:font-weight-asian="normal" style:font-style-complex="normal" style:font-weight-complex="normal"/>
    </style:style>
    <style:style style:name="T131" style:family="text">
      <style:text-properties fo:font-style="normal" fo:font-weight="normal" officeooo:rsid="0070c22f" style:font-style-asian="normal" style:font-weight-asian="normal" style:font-style-complex="normal" style:font-weight-complex="normal"/>
    </style:style>
    <style:style style:name="T132" style:family="text">
      <style:text-properties fo:font-style="normal" fo:font-weight="normal" officeooo:rsid="0090c331" style:font-style-asian="normal" style:font-weight-asian="normal" style:font-style-complex="normal" style:font-weight-complex="normal"/>
    </style:style>
    <style:style style:name="T133" style:family="text">
      <style:text-properties fo:font-style="normal" fo:font-weight="normal" officeooo:rsid="00a60dd9" style:font-style-asian="normal" style:font-weight-asian="normal" style:font-style-complex="normal" style:font-weight-complex="normal"/>
    </style:style>
    <style:style style:name="T134" style:family="text">
      <style:text-properties fo:color="#a31515" style:font-name="Consolas" fo:font-size="10.5pt" fo:background-color="#ffffff" loext:char-shading-value="0" style:font-size-asian="10.5pt" style:font-size-complex="10.5pt"/>
    </style:style>
    <style:style style:name="T135" style:family="text">
      <style:text-properties officeooo:rsid="0073a2f7"/>
    </style:style>
    <style:style style:name="T136" style:family="text">
      <style:text-properties style:use-window-font-color="true" style:text-underline-style="solid" style:text-underline-width="auto" style:text-underline-color="font-color" officeooo:rsid="007a60b9" fo:background-color="#ffffff" loext:char-shading-value="0"/>
    </style:style>
    <style:style style:name="T137" style:family="text">
      <style:text-properties style:use-window-font-color="true" style:text-underline-style="none" officeooo:rsid="007a60b9" fo:background-color="#ffffff" loext:char-shading-value="0"/>
    </style:style>
    <style:style style:name="T138" style:family="text">
      <style:text-properties style:use-window-font-color="true" style:text-underline-style="none" officeooo:rsid="007c041c" fo:background-color="#ffffff" loext:char-shading-value="0"/>
    </style:style>
    <style:style style:name="T139" style:family="text">
      <style:text-properties style:use-window-font-color="true" fo:background-color="#ffffff" loext:char-shading-value="0"/>
    </style:style>
    <style:style style:name="T140" style:family="text">
      <style:text-properties style:use-window-font-color="true" officeooo:rsid="0079c28b" fo:background-color="#ffffff" loext:char-shading-value="0"/>
    </style:style>
    <style:style style:name="T141" style:family="text">
      <style:text-properties style:use-window-font-color="true" officeooo:rsid="007a1d49" fo:background-color="#ffffff" loext:char-shading-value="0"/>
    </style:style>
    <style:style style:name="T142" style:family="text">
      <style:text-properties style:use-window-font-color="true" style:font-name="Arial1" fo:font-size="11pt" officeooo:rsid="00880a62" style:font-size-asian="11pt" style:font-size-complex="11pt"/>
    </style:style>
    <style:style style:name="T143" style:family="text">
      <style:text-properties style:use-window-font-color="true" style:font-name="Arial1" fo:font-size="11pt" officeooo:rsid="00d0f9f1" style:font-size-asian="11pt" style:font-size-complex="11pt"/>
    </style:style>
    <style:style style:name="T144" style:family="text">
      <style:text-properties officeooo:rsid="007d46d6"/>
    </style:style>
    <style:style style:name="T145" style:family="text">
      <style:text-properties officeooo:rsid="00844091"/>
    </style:style>
    <style:style style:name="T146" style:family="text">
      <style:text-properties officeooo:rsid="008c0e8b"/>
    </style:style>
    <style:style style:name="T147" style:family="text">
      <style:text-properties officeooo:rsid="009a2c58"/>
    </style:style>
    <style:style style:name="T148" style:family="text">
      <style:text-properties officeooo:rsid="009fc068"/>
    </style:style>
    <style:style style:name="T149" style:family="text">
      <style:text-properties officeooo:rsid="00b1b9bd"/>
    </style:style>
    <style:style style:name="T150" style:family="text">
      <style:text-properties officeooo:rsid="00b6588e"/>
    </style:style>
    <style:style style:name="T151" style:family="text">
      <style:text-properties officeooo:rsid="00b73ff0"/>
    </style:style>
    <style:style style:name="T152" style:family="text">
      <style:text-properties officeooo:rsid="00c8079f"/>
    </style:style>
    <style:style style:name="T153" style:family="text">
      <style:text-properties officeooo:rsid="00c8d7f6"/>
    </style:style>
    <style:style style:name="T154" style:family="text">
      <style:text-properties fo:font-size="11pt" style:text-underline-style="none" style:font-size-asian="11pt" style:font-size-complex="11pt"/>
    </style:style>
    <style:style style:name="T155" style:family="text">
      <style:text-properties fo:font-size="11pt" style:text-underline-style="none" officeooo:rsid="00cffb3b" style:font-size-asian="11pt" style:font-size-complex="11pt"/>
    </style:style>
    <style:style style:name="T156" style:family="text">
      <style:text-properties officeooo:rsid="00d146b4"/>
    </style:style>
    <style:style style:name="T157" style:family="text">
      <style:text-properties officeooo:rsid="00d5eadf"/>
    </style:style>
    <style:style style:name="T158" style:family="text">
      <style:text-properties officeooo:rsid="00d79cde"/>
    </style:style>
    <style:style style:name="T159" style:family="text">
      <style:text-properties officeooo:rsid="00e4fad4"/>
    </style:style>
    <style:style style:name="T160" style:family="text">
      <style:text-properties officeooo:rsid="00e820b4"/>
    </style:style>
    <style:style style:name="T161" style:family="text">
      <style:text-properties officeooo:rsid="00eff324"/>
    </style:style>
    <style:style style:name="T162" style:family="text">
      <style:text-properties officeooo:rsid="00f1af19"/>
    </style:style>
    <style:style style:name="T163" style:family="text">
      <style:text-properties officeooo:rsid="00f89daa"/>
    </style:style>
    <style:style style:name="T164" style:family="text">
      <style:text-properties officeooo:rsid="00fb6c30"/>
    </style:style>
    <style:style style:name="T165" style:family="text">
      <style:text-properties officeooo:rsid="010318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79"><text:title>Compte Rendu TP3 C++ :</text:title></text:p>
      <text:p text:style-name="P79"><text:subject>Analyse de logs Apache</text:subject></text:p>
      <text:p text:style-name="Subtitle"><text:date style:data-style-name="N37" text:date-value="2015-12-10T22:54:06.919000055">10/12/15</text:date></text:p>
      <text:p text:style-name="P4"/>
      <text:p text:style-name="P4"/>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6"><text:a xlink:type="simple" xlink:href="#__RefHeading___Toc218_1257114505" text:style-name="Index_20_Link" text:visited-style-name="Index_20_Link">I.Présentation de l'application : Analog<text:tab/>3</text:a></text:p>
          <text:p text:style-name="P87"><text:a xlink:type="simple" xlink:href="#__RefHeading___Toc220_1257114505" text:style-name="Index_20_Link" text:visited-style-name="Index_20_Link"><text:s/>I.1.Descriptif<text:tab/>3</text:a></text:p>
          <text:p text:style-name="P88"><text:a xlink:type="simple" xlink:href="#__RefHeading___Toc2123_1790087476" text:style-name="Index_20_Link" text:visited-style-name="Index_20_Link">Fonctionnalités<text:tab/>3</text:a></text:p>
          <text:p text:style-name="P88"><text:a xlink:type="simple" xlink:href="#__RefHeading___Toc2125_1790087476" text:style-name="Index_20_Link" text:visited-style-name="Index_20_Link">Vocabulaire<text:tab/>3</text:a></text:p>
          <text:p text:style-name="P87"><text:a xlink:type="simple" xlink:href="#__RefHeading___Toc392_1790087476" text:style-name="Index_20_Link" text:visited-style-name="Index_20_Link"><text:s/>I.2.Spécifications globales<text:tab/>3</text:a></text:p>
          <text:p text:style-name="P88"><text:a xlink:type="simple" xlink:href="#__RefHeading___Toc4161_1076713721" text:style-name="Index_20_Link" text:visited-style-name="Index_20_Link">Cas général<text:tab/>3</text:a></text:p>
          <text:p text:style-name="P88"><text:a xlink:type="simple" xlink:href="#__RefHeading___Toc4163_1076713721" text:style-name="Index_20_Link" text:visited-style-name="Index_20_Link">Cas limites<text:tab/>3</text:a></text:p>
          <text:p text:style-name="P87"><text:a xlink:type="simple" xlink:href="#__RefHeading___Toc394_1790087476" text:style-name="Index_20_Link" text:visited-style-name="Index_20_Link"><text:s/>I.3.MAN<text:tab/>3</text:a></text:p>
          <text:p text:style-name="P86"><text:a xlink:type="simple" xlink:href="#__RefHeading___Toc413_966287595" text:style-name="Index_20_Link" text:visited-style-name="Index_20_Link">II.Spécifications des classes<text:tab/>3</text:a></text:p>
          <text:p text:style-name="P87"><text:a xlink:type="simple" xlink:href="#__RefHeading___Toc267_462150338" text:style-name="Index_20_Link" text:visited-style-name="Index_20_Link"><text:s/>II.1. Application<text:tab/>3</text:a></text:p>
          <text:p text:style-name="P88"><text:a xlink:type="simple" xlink:href="#__RefHeading___Toc147_462150338" text:style-name="Index_20_Link" text:visited-style-name="Index_20_Link">Présentation<text:tab/>3</text:a></text:p>
          <text:p text:style-name="P88"><text:a xlink:type="simple" xlink:href="#__RefHeading___Toc149_462150338" text:style-name="Index_20_Link" text:visited-style-name="Index_20_Link">Spécification des méthodes publiques<text:tab/>4</text:a></text:p>
          <text:p text:style-name="P87"><text:a xlink:type="simple" xlink:href="#__RefHeading___Toc396_1790087476" text:style-name="Index_20_Link" text:visited-style-name="Index_20_Link"><text:s/>II.2. Page Internet<text:tab/>5</text:a></text:p>
          <text:p text:style-name="P88"><text:a xlink:type="simple" xlink:href="#__RefHeading___Toc398_1790087476" text:style-name="Index_20_Link" text:visited-style-name="Index_20_Link">Présentation<text:tab/>5</text:a></text:p>
          <text:p text:style-name="P88"><text:a xlink:type="simple" xlink:href="#__RefHeading___Toc149_4621503388" text:style-name="Index_20_Link" text:visited-style-name="Index_20_Link">Spécification des méthodes publiques<text:tab/>5</text:a></text:p>
          <text:p text:style-name="P87"><text:a xlink:type="simple" xlink:href="#__RefHeading___Toc3152_1610102611" text:style-name="Index_20_Link" text:visited-style-name="Index_20_Link"><text:s/>II.3. GrapheRequetes<text:tab/>6</text:a></text:p>
          <text:p text:style-name="P88"><text:a xlink:type="simple" xlink:href="#__RefHeading___Toc3154_1610102611" text:style-name="Index_20_Link" text:visited-style-name="Index_20_Link">Présentation<text:tab/>6</text:a></text:p>
          <text:p text:style-name="P88"><text:a xlink:type="simple" xlink:href="#__RefHeading___Toc149_462150338823" text:style-name="Index_20_Link" text:visited-style-name="Index_20_Link">Spécification des méthodes publiques<text:tab/>6</text:a></text:p>
          <text:p text:style-name="P86"><text:a xlink:type="simple" xlink:href="#__RefHeading___Toc2127_1790087476" text:style-name="Index_20_Link" text:visited-style-name="Index_20_Link">III. Structures de données<text:tab/>7</text:a></text:p>
          <text:p text:style-name="P88"><text:a xlink:type="simple" xlink:href="#__RefHeading___Toc3806_1610102611" text:style-name="Index_20_Link" text:visited-style-name="Index_20_Link">Arcs<text:tab/>7</text:a></text:p>
          <text:p text:style-name="P88"><text:a xlink:type="simple" xlink:href="#__RefHeading___Toc2129_1790087476" text:style-name="Index_20_Link" text:visited-style-name="Index_20_Link">Graphe<text:tab/>7</text:a></text:p>
          <text:p text:style-name="P88"><text:a xlink:type="simple" xlink:href="#__RefHeading___Toc3808_1610102611" text:style-name="Index_20_Link" text:visited-style-name="Index_20_Link">Notes supplémentaires<text:tab/>7</text:a></text:p>
          <text:p text:style-name="P86"><text:a xlink:type="simple" xlink:href="#__RefHeading___Toc402_1790087476" text:style-name="Index_20_Link" text:visited-style-name="Index_20_Link">IV.Tests fonctionnels<text:tab/>8</text:a></text:p>
          <text:p text:style-name="P86"><text:a xlink:type="simple" xlink:href="#__RefHeading___Toc442_1790087476" text:style-name="Index_20_Link" text:visited-style-name="Index_20_Link">V.Annexe<text:tab/>8</text:a></text:p>
          <text:p text:style-name="P87"><text:a xlink:type="simple" xlink:href="#__RefHeading___Toc444_1790087476" text:style-name="Index_20_Link" text:visited-style-name="Index_20_Link"><text:s/>V.1. Syntaxe CLF<text:tab/>8</text:a></text:p>
        </text:index-body>
      </text:table-of-content>
      <text:p text:style-name="P4"/>
      <text:p text:style-name="P4"/>
      <text:p text:style-name="P4"/>
      <text:p text:style-name="P80">La table des matières ainsi que tout les renvois de texte (Titre<text:span text:style-name="T46">s</text:span> précédé<text:span text:style-name="T46">s</text:span> de la mention « voir ») sont cliquables <text:span text:style-name="T150">sur la version PDF.</text:span></text:p>
      <text:h text:style-name="P91" text:outline-level="1"><text:bookmark-start text:name="__RefHeading___Toc218_1257114505"/>Présentation de l'application : <text:span text:style-name="T151">Analog</text:span><text:bookmark-end text:name="__RefHeading___Toc218_1257114505"/></text:h>
      <text:h text:style-name="P92" text:outline-level="2"><text:bookmark-start text:name="__RefHeading___Toc220_1257114505"/>Descripti<text:span text:style-name="T49">f</text:span><text:bookmark-end text:name="__RefHeading___Toc220_1257114505"/></text:h>
      <text:list xml:id="list2849273555430452214" text:style-name="List_20_4">
        <text:list-item>
          <text:h text:style-name="P96" text:outline-level="3"><text:bookmark-start text:name="__RefHeading___Toc2123_1790087476"/>Fonctionnalités<text:bookmark-end text:name="__RefHeading___Toc2123_1790087476"/></text:h>
        </text:list-item>
      </text:list>
      <text:p text:style-name="P12">L'application <text:span text:style-name="T6">Analog</text:span><text:span text:style-name="T8"> </text:span><text:span text:style-name="T15">est un outil en ligne de commandes permettant d'analyser un fichier de log Apache au format CLF (voir </text:span><text:span text:style-name="T15"><text:bookmark-ref text:reference-format="chapter" text:ref-name="Annexe-1 : Syntaxe CLF">V.1</text:bookmark-ref></text:span><text:span text:style-name="T15"> pour la syntaxe CLF).</text:span></text:p>
      <text:p text:style-name="P13"><text:span text:style-name="T6">Analog</text:span><text:span text:style-name="T8"> propose plusieurs modes </text:span><text:span text:style-name="T16">de traitements</text:span><text:span text:style-name="T8">, </text:span><text:span text:style-name="T16">qui sont déterminés lors de son exécution via des commandes d'options </text:span><text:span text:style-name="T17">(voir </text:span><text:span text:style-name="T47"><text:bookmark-ref text:reference-format="chapter" text:ref-name="__RefHeading___Toc394_1790087476">I.3</text:bookmark-ref></text:span><text:span text:style-name="T47"> pour le manuel d'utilisation). L'application est capable de générer un fichier au format GraphViz permettant de visualiser l'historique de navigation présent dans le fichier de log sous forme de graphe, et de donner les dix pages les plus consultées. Elle permet également d'exclure certains types de pages internet comme les scripts et les images, et de ne faire une analyse que pour les requêtes ayant eu lieu à une heure donnée.</text:span></text:p>
      <text:p text:style-name="P13"/>
      <text:list xml:id="list225408020123475" text:continue-numbering="true" text:style-name="List_20_4">
        <text:list-item>
          <text:h text:style-name="P96" text:outline-level="3"><text:bookmark-start text:name="__RefHeading___Toc2125_1790087476"/>Vocabulaire<text:bookmark-end text:name="__RefHeading___Toc2125_1790087476"/></text:h>
        </text:list-item>
      </text:list>
      <text:p text:style-name="P57"><text:span text:style-name="T50">O</text:span>n parlera de <text:span text:style-name="T52">Graph</text:span><text:span text:style-name="T53">e</text:span>. Un graph<text:span text:style-name="T33">e est une structure de données qui représentera ici l'ensemble des requêtes de navigation présente dans un fichier de journalisation. Il</text:span> sera repr<text:span text:style-name="T36">é</text:span>senté <text:span text:style-name="T135">ici (voir </text:span><text:span text:style-name="T135"><text:bookmark-ref text:reference-format="text" text:ref-name="__RefHeading___Toc2129_1790087476">Graphe</text:bookmark-ref></text:span><text:span text:style-name="T135">) </text:span>par un ensemble de PageInternets <text:span text:style-name="T51">(voir </text:span><text:span text:style-name="T51"><text:bookmark-ref text:reference-format="chapter" text:ref-name="__RefHeading___Toc396_1790087476">II.2</text:bookmark-ref></text:span><text:span text:style-name="T51">)</text:span> appelées <text:span text:style-name="T54">Nœuds</text:span><text:span text:style-name="T37">.</text:span> Chaque nœud sera associé à un ensemble de liens <text:span text:style-name="T40">orientés</text:span><text:span text:style-name="T9"> d'un nœud extérieur vers le nœud courant. </text:span><text:span text:style-name="T13">Le nœud </text:span><text:span text:style-name="T14">extérieur</text:span><text:span text:style-name="T13"> sera appelé </text:span><text:span text:style-name="T56">Requêteur</text:span><text:span text:style-name="T13">, ou </text:span><text:span text:style-name="T56">page requêtrice</text:span><text:span text:style-name="T13">, tandis que le nœud courant pourra être appelé </text:span><text:span text:style-name="T56">page requêtée</text:span><text:span text:style-name="T13">.</text:span><text:span text:style-name="T9"> C</text:span><text:span text:style-name="T10">haque lien</text:span><text:span text:style-name="T9"> </text:span><text:span text:style-name="T10">sera</text:span><text:span text:style-name="T9"> appelé</text:span> <text:span text:style-name="T55">arc</text:span><text:span text:style-name="T26">.</text:span> <text:span text:style-name="T25">La structure Arcs (voir </text:span><text:span text:style-name="T25"><text:bookmark-ref text:reference-format="text" text:ref-name="__RefHeading___Toc3806_1610102611">Arcs</text:bookmark-ref></text:span><text:span text:style-name="T25">) représente l'ensemble des arcs de chaque nœud.</text:span></text:p>
      <text:p text:style-name="P57"><text:span text:style-name="T25">Pour les structures de représentation adoptées et leurs implémentations, voir </text:span><text:span text:style-name="T25"><text:bookmark-ref text:reference-format="chapter" text:ref-name="__RefHeading___Toc2127_1790087476">III</text:bookmark-ref></text:span><text:span text:style-name="T25">.</text:span></text:p>
      <text:p text:style-name="P13"/>
      <text:h text:style-name="P93" text:outline-level="2"><text:bookmark-start text:name="__RefHeading___Toc392_1790087476"/>Spécifications globales<text:span text:style-name="T165">S</text:span><text:bookmark-end text:name="__RefHeading___Toc392_1790087476"/></text:h>
      <text:list xml:id="list225408806912476" text:continue-numbering="true" text:style-name="List_20_4">
        <text:list-item>
          <text:h text:style-name="P97" text:outline-level="3"><text:bookmark-start text:name="__RefHeading___Toc4161_1076713721"/>Cas général<text:bookmark-end text:name="__RefHeading___Toc4161_1076713721"/></text:h>
        </text:list-item>
        <text:list-item>
          <text:h text:style-name="P97" text:outline-level="3"><text:bookmark-start text:name="__RefHeading___Toc4163_1076713721"/>Cas limites<text:bookmark-end text:name="__RefHeading___Toc4163_1076713721"/></text:h>
        </text:list-item>
      </text:list>
      <text:p text:style-name="P111">♦ En cas d’égalité du nombre <text:span text:style-name="T159">d’accès à une page, c'est la page donc la première requête est apparue en premier dans le fichier de log (et donc dans le temps, sauf si égalité des dates à la seconde prêt, auquel cas c'est la première apparue dans le fichier de log) qui sera affichée en premier (lorsqu'on lance l'application sans l'option -g).</text:span></text:p>
      <text:p text:style-name="P112">♦ <text:span text:style-name="T160">S'il venait à avoir des requêtes faîtes sur une page d'une type d'image qui n'est pas répertorié dans la partie présentation d'Application (voir </text:span><text:span text:style-name="T160"><text:bookmark-ref text:reference-format="chapter" text:ref-name="__RefHeading___Toc267_462150338">II.1</text:bookmark-ref></text:span><text:span text:style-name="T160">), ces dernières ne seraient pas exclu de l'analyse malgré l'utilisation de l'option -e. Il en va de même pour certaines pages de type script.</text:span></text:p>
      <text:p text:style-name="P112"><text:span text:style-name="T160">♦ Si le nom de fichier graphe utilisé avec l'option -g ne se termine pas par « .dot », celui-ci sera ajouté en tant qu'extension.</text:span></text:p>
      <text:p text:style-name="P113">♦ <text:span text:style-name="T161">Lors de l'écriture du graphe sur le disque au format GraphViz, une des pages internet à une url de plus de 30 caractères, celle-ci sera tronquée au bout de 30 caractères, et se verra adjoindre « […] ».</text:span></text:p>
      <text:p text:style-name="P114">♦ Si aucune requête ne correspond aux <text:span text:style-name="T162">critères définis par les options d'analyse, ou si le fichier d'entrée est vide, l'application affichera « Aucun résultat » si l'option -g n'a pas été </text:span><text:soft-page-break/><text:span text:style-name="T162">demandée. S'il l'a été aucun message ne sera affiché, le fichier .dot sera écrit mais ne permettra pas de tracer un graphe : il ne contiendra qu'un squelette vide ne décrivant ni nœud ni arc.</text:span></text:p>
      <text:p text:style-name="P115">♦ Si la première requête s'avère être relative <text:span text:style-name="T164">bien que demandée de manière directe (tapée dans la barre d'adresse par exemple, on lui attribuera comme racine la dernière racine du premier des nœuds précédent dont on peut avoir une racine non vide. Si toutefois la toute première requête s'avère rentrer dans le cas précédent</text:span> <text:span text:style-name="T163">(si par exemple les requêtes précédentes ont été exclues par les options -e ou -t), alors sa racine sera précisée à « INCONNUE ». Il en ira de même pour les requêtes suivantes tant qu'une des pages requêtrices n'aura pas une url absolue. On notera que si beaucoup de pages sont exclues à la suite, il pourra y avoir quelques urls dont les racines ne seraient pas les bonnes. TODO : il faudrait changer ce bordel...</text:span></text:p>
      <text:p text:style-name="P78"/>
      <text:h text:style-name="P93" text:outline-level="2"><text:bookmark-start text:name="__RefHeading___Toc394_1790087476"/>MAN<text:bookmark-end text:name="__RefHeading___Toc394_1790087476"/></text:h>
      <text:h text:style-name="P89" text:outline-level="1"><text:bookmark-start text:name="__RefHeading___Toc413_966287595"/>Spécifications des classes<text:bookmark-end text:name="__RefHeading___Toc413_966287595"/></text:h>
      <text:h text:style-name="P94" text:outline-level="2"><text:bookmark-start text:name="__RefHeading___Toc267_462150338"/><text:span text:style-name="T1"><text:s/></text:span><text:span text:style-name="T2">Application</text:span><text:bookmark-end text:name="__RefHeading___Toc267_462150338"/></text:h>
      <text:list xml:id="list225408096322732" text:continue-numbering="true" text:style-name="List_20_4">
        <text:list-item>
          <text:h text:style-name="P98" text:outline-level="3"><text:bookmark-start text:name="__RefHeading___Toc147_462150338"/>Présentation<text:bookmark-end text:name="__RefHeading___Toc147_462150338"/></text:h>
        </text:list-item>
      </text:list>
      <text:p text:style-name="P56">La classe Application gère le fonctionnement globale d'<text:span text:style-name="T6">Analog</text:span><text:span text:style-name="T8">. </text:span><text:span text:style-name="T21">C'est elle qui va récupérer le fichier de log et l</text:span><text:span text:style-name="T128">'analyser pour en synthétiser le contenu. </text:span><text:span text:style-name="T129">Suivant les options (= flags) avec lesquels on a instancié Application, elle effectuera différents traitement</text:span><text:span text:style-name="T130">s. </text:span><text:span text:style-name="T132">Ces traitements ne pourront être effectués que sur un seul et unique fichier. Pour analyser d'autres fichiers de journalisations, il faudra créer plusieurs instances de Application. </text:span><text:span text:style-name="T133">Les opérateurs de réaffectation, d'égalité et le constructeur de copie ont été implémentés.</text:span></text:p>
      <text:p text:style-name="P56"><text:span text:style-name="T131">Voici les flags </text:span><text:span text:style-name="T132">définis par la classe :</text:span></text:p>
      <text:p text:style-name="P32"><text:span text:style-name="T131">♦<text:tab/></text:span><text:span text:style-name="T59">const</text:span><text:span text:style-name="T67"> </text:span><text:span text:style-name="T97">Uint16</text:span><text:span text:style-name="T67"> FLAG_NO_FLAGS</text:span></text:p>
      <text:p text:style-name="P14"><text:span text:style-name="T77"><text:tab/></text:span><text:span text:style-name="T78">Comportement par défaut : considère tout les types de page et affiche les dix pages <text:tab/><text:tab/>les plus consultées.</text:span></text:p>
      <text:p text:style-name="P15"><text:span text:style-name="T77">♦<text:tab/></text:span><text:span text:style-name="T57">const</text:span><text:span text:style-name="T67"> </text:span><text:span text:style-name="T97">Uint16</text:span><text:span text:style-name="T67"> FLAG_DRAW_GRAPH</text:span></text:p>
      <text:p text:style-name="P18"><text:span text:style-name="T77"><text:tab/>Écrit un fichier GraphViz (format .dot) qui représente le graphe des requêtes de <text:tab/><text:tab/><text:tab/>navigation </text:span><text:span text:style-name="T96">mais</text:span><text:span text:style-name="T77"> n'affiche plus les 10 pages les plus consultées. </text:span><text:span text:style-name="T83">C'est la seule option <text:tab/><text:tab/>qui permet de ne plus afficher les dix pages les</text:span><text:span text:style-name="T77"> plus consultées.</text:span></text:p>
      <text:p text:style-name="P63"/>
      <text:p text:style-name="P15"><text:span text:style-name="T77">♦<text:tab/></text:span><text:span text:style-name="T57">const</text:span><text:span text:style-name="T67"> </text:span><text:span text:style-name="T97">Uint16</text:span><text:span text:style-name="T67"> FLAG_NO_IMAGE</text:span></text:p>
      <text:p text:style-name="P42"><text:span text:style-name="T113"><text:tab/>Exclu toutes les pages ayant une extension de type image (</text:span><text:span text:style-name="T117">.png .gif. jpeg. jpg. bmp. <text:tab/><text:tab/>tiff. </text:span><text:span text:style-name="T118">i</text:span><text:span text:style-name="T117">co </text:span><text:span text:style-name="T84">.svg .dxf. eps. ps. wpg. pcx .pict .</text:span><text:span text:style-name="T85">cgm .wep .bpg .pgm. heif</text:span><text:span text:style-name="T84">"</text:span><text:span text:style-name="T79">) de l'analyse. </text:span><text:span text:style-name="T80">Elles seront représentée</text:span><text:span text:style-name="T81">s</text:span><text:span text:style-name="T80"> par <text:tab/><text:tab/>une page « Autre Type Page » lors de l'écriture du graphe au format .</text:span><text:span text:style-name="T81">dot, et <text:tab/><text:tab/><text:tab/>n’apparaîtront uniquement qu'en tant que « feuilles » du graphe (nœuds n'ayant <text:tab/><text:tab/><text:tab/>aucun lien allant vers eux).</text:span></text:p>
      <text:p text:style-name="P64"/>
      <text:p text:style-name="P15"><text:span text:style-name="T77">♦<text:tab/></text:span><text:span text:style-name="T57">const</text:span><text:span text:style-name="T67"> </text:span><text:span text:style-name="T97">Uint16</text:span><text:span text:style-name="T67"> FLAG_NO_SCRIPT<text:tab/></text:span></text:p>
      <text:p text:style-name="P16"><text:span text:style-name="T77"><text:tab/></text:span><text:span text:style-name="T139">Exclu toutes les pages ayant une extension de type image (.</text:span><text:span text:style-name="T140">css .js</text:span><text:span text:style-name="T79">) de l'analyse. <text:tab/><text:tab/><text:tab/></text:span><text:span text:style-name="T80">Elles seront représentée</text:span><text:span text:style-name="T81">s</text:span><text:span text:style-name="T80"> par une page « Autre Type Page » lors de l'écriture du <text:tab/><text:tab/><text:tab/>graphe au format .</text:span><text:span text:style-name="T81">dot, et n’apparaîtront uniquement qu'en tant que « feuilles » du </text:span><text:soft-page-break/><text:span text:style-name="T81"><text:tab/><text:tab/>graphe (nœuds n'ayant aucun lien allant vers eux).</text:span></text:p>
      <text:p text:style-name="P65"/>
      <text:p text:style-name="P15"><text:span text:style-name="T77">♦<text:tab/></text:span><text:span text:style-name="T57">const</text:span><text:span text:style-name="T67"> </text:span><text:span text:style-name="T97">Uint16</text:span><text:span text:style-name="T67"> FLAG_E_OPTION</text:span></text:p>
      <text:p text:style-name="P15"><text:span text:style-name="T77"><text:tab/></text:span><text:span text:style-name="T82">Regroupe les deux options précédentes.</text:span></text:p>
      <text:p text:style-name="P66"/>
      <text:p text:style-name="P15"><text:span text:style-name="T77">♦<text:tab/></text:span><text:span text:style-name="T57">const</text:span><text:span text:style-name="T67"> </text:span><text:span text:style-name="T97">Uint16</text:span><text:span text:style-name="T67"> FLAG_ONE_HOUR</text:span></text:p>
      <text:p text:style-name="P17"><text:span text:style-name="T77"><text:tab/></text:span><text:span text:style-name="T139">Exclu toutes les pages </text:span><text:span text:style-name="T141">dont la requête a été faite en dehors d'une heure donnée.</text:span></text:p>
      <text:p text:style-name="P17"><text:span text:style-name="T141"><text:tab/></text:span><text:span text:style-name="T136">Exemple :</text:span><text:span text:style-name="T137"> </text:span><text:span text:style-name="T138">si on donne l'heure 8, alors seules les requêtes ayant eu lieu dans <text:tab/><text:tab/><text:tab/>l'intervalle [8 ; 9[ seront retenues, tout autres paramètres temporels confondus.</text:span></text:p>
      <text:p text:style-name="P53"><text:tab/></text:p>
      <text:p text:style-name="P19"><text:span text:style-name="T77">♦<text:tab/></text:span><text:span text:style-name="T57">const</text:span><text:span text:style-name="T67"> </text:span><text:span text:style-name="T97">Uint16</text:span><text:span text:style-name="T67"> FLAG_ALL_FLAGS</text:span></text:p>
      <text:p text:style-name="P81"><text:tab/><text:tab/><text:span text:style-name="T144">Regroupe toutes les options précédentes, sauf </text:span><text:span text:style-name="T68">FLAG_NO_FLAGS.</text:span></text:p>
      <text:p text:style-name="P85"/>
      <text:p text:style-name="P83">A noter :</text:p>
      <text:p text:style-name="P82"><text:tab/>→ <text:s text:c="2"/><text:span text:style-name="T119"><text:s/></text:span>Ces options sont cumulables, sauf <text:span text:style-name="T67">FLAG_NO_FLAGS</text:span>, <text:span text:style-name="T145">via l’opérateur |.</text:span></text:p>
      <text:p text:style-name="P84"><text:span text:style-name="T3"><text:tab/></text:span><text:span text:style-name="T4">→ <text:s text:c="3"/></text:span><text:span text:style-name="T102">Uint16</text:span><text:span text:style-name="T4"> est issu de </text:span><text:span text:style-name="T62">typedef</text:span><text:span text:style-name="T72"> </text:span><text:span text:style-name="T101">uint16_t</text:span><text:span text:style-name="T72"> </text:span><text:span text:style-name="T101">Uint16</text:span><text:span text:style-name="T86">, </text:span><text:span text:style-name="T102">Uint16</text:span><text:span text:style-name="T86"> </text:span><text:span text:style-name="T87">étant défini dans stdint.h.</text:span></text:p>
      <text:p text:style-name="P84"><text:span text:style-name="T87"><text:tab/></text:span><text:span text:style-name="T88">→ </text:span><text:span text:style-name="T89">Utiliser d'autres valeurs en tant </text:span><text:span text:style-name="T90">que flags</text:span><text:span text:style-name="T89"> </text:span><text:span text:style-name="T91">entraînera potentiellement des comportements non désirés</text:span><text:span text:style-name="T92">. Il est donc fortement recommandé </text:span><text:span text:style-name="T93">de n</text:span><text:span text:style-name="T94">'utiliser que les valeurs définies ci-dessus, et ce par leur nom de constante.</text:span></text:p>
      <text:p text:style-name="P5"/>
      <text:list xml:id="list225407264335944" text:continue-numbering="true" text:style-name="List_20_4">
        <text:list-item>
          <text:h text:style-name="P100" text:outline-level="3"><text:bookmark-start text:name="__RefHeading___Toc149_462150338"/>Spécification des méthodes publiques<text:bookmark-end text:name="__RefHeading___Toc149_462150338"/></text:h>
        </text:list-item>
      </text:list>
      <text:p text:style-name="P31">♦<text:tab/><text:span text:style-name="T60">int</text:span><text:span text:style-name="T70"> Run ( </text:span><text:span text:style-name="T60">const</text:span><text:span text:style-name="T70"> std::</text:span><text:span text:style-name="T99">string</text:span><text:span text:style-name="T70">&amp; </text:span><text:span text:style-name="T108">nomGraphe</text:span><text:span text:style-name="T70"> = </text:span><text:span text:style-name="T134">"void.dot"</text:span><text:span text:style-name="T70">, </text:span><text:span text:style-name="T60">int</text:span><text:span text:style-name="T70"> </text:span><text:span text:style-name="T108">heure</text:span><text:span text:style-name="T70"> = 0 );</text:span></text:p>
      <text:p text:style-name="P67"/>
      <text:p text:style-name="P38"><text:span text:style-name="T113"><text:tab/>Lance </text:span><text:span text:style-name="T114">l'analyse du fichier de log (passé en attribut lors de la construction)</text:span><text:span text:style-name="T113"> en effectuant </text:span><text:span text:style-name="T42">uniquement</text:span><text:span text:style-name="T113"> les traitements </text:span><text:span text:style-name="T114">définis</text:span><text:span text:style-name="T113"> par flags.</text:span></text:p>
      <text:p text:style-name="P38"><text:span text:style-name="T113"><text:tab/></text:span><text:span text:style-name="T42">Exemple :</text:span><text:span text:style-name="T120"> </text:span><text:span text:style-name="T113">Donner en </text:span><text:span text:style-name="T114">paramètre</text:span><text:span text:style-name="T113"> une valeur pour </text:span><text:span text:style-name="T110">nomGraphe</text:span><text:span text:style-name="T113"> ne fera strictement rien si le flag FLAG_DRAW_GRAPH n'est pas </text:span><text:span text:style-name="T114">présent. Il en va de même pour </text:span><text:span text:style-name="T112">heure</text:span><text:span text:style-name="T22"> </text:span><text:span text:style-name="T23">et FLAG_ONE_HOUR.</text:span></text:p>
      <text:p text:style-name="P38"><text:span text:style-name="T113">Si le nom du graphe </text:span><text:span text:style-name="T110">nomGraphe</text:span><text:span text:style-name="T113"> ne comporte pas de ".dot", celui-ci sera ajoute. </text:span><text:span text:style-name="T115">Si le fichier dont le nom est la valeur de </text:span><text:span text:style-name="T111">nomGraphe</text:span><text:span text:style-name="T24"> n'existe pas, il sera créé. S'il existe déjà, il sera écrasé.</text:span></text:p>
      <text:p text:style-name="P54">Retourne 0 si tout c'est bien passe.</text:p>
      <text:p text:style-name="P54">Retourne -100X si erreur, X fonction de l'erreur :</text:p>
      <text:p text:style-name="P38"><text:span text:style-name="T113"><text:tab/></text:span><text:span text:style-name="T116">→ </text:span><text:span text:style-name="T113">1 si le fichier </text:span><text:span text:style-name="T115">d’entrée</text:span><text:span text:style-name="T113"> </text:span><text:span text:style-name="T115">(attribut) </text:span><text:span text:style-name="T113">n'a pas pu </text:span><text:span text:style-name="T115">être</text:span><text:span text:style-name="T113"> trouv</text:span><text:span text:style-name="T115">é</text:span><text:span text:style-name="T113">.</text:span></text:p>
      <text:p text:style-name="P40"><text:span text:style-name="T113"><text:tab/></text:span><text:span text:style-name="T116">→ </text:span><text:span text:style-name="T113">2 si impossible d'ouvrir le fichier de sortie </text:span><text:span text:style-name="T111">nomGraphe</text:span><text:span text:style-name="T24"> lorsque <text:tab/><text:tab/><text:tab/><text:tab/><text:tab/> <text:s text:c="3"/>FLAG_DRAW_GRAPH est présent.</text:span></text:p>
      <text:p text:style-name="P54"/>
      <text:p text:style-name="P39"><text:span text:style-name="T113">♦<text:tab/></text:span><text:span text:style-name="T67">Application (<text:tab/>std::</text:span><text:span text:style-name="T97">string</text:span><text:span text:style-name="T67"> </text:span><text:span text:style-name="T107">fichierEntree</text:span><text:span text:style-name="T67">,</text:span></text:p>
      <text:p text:style-name="P39"><text:span text:style-name="T67"><text:tab/><text:tab/><text:tab/><text:tab/></text:span><text:span text:style-name="T97">Uint16</text:span><text:span text:style-name="T67"> </text:span><text:span text:style-name="T107">flags</text:span><text:span text:style-name="T67"> = FLAG_NO_FLAGS );</text:span></text:p>
      <text:p text:style-name="P40"/>
      <text:p text:style-name="P41">Instancie un objet de type Application.</text:p>
      <text:p text:style-name="P43">Le paramètre <text:span text:style-name="T109">fichierEntree</text:span> est le nom du fichier de logs qui sera potentiellement analysé <text:soft-page-break/>(si appel à Run()).</text:p>
      <text:p text:style-name="P44">Le paramètre <text:span text:style-name="T109">flags</text:span> représente les options avec lesquelles <text:span text:style-name="T146">les analyses</text:span> pourr<text:span text:style-name="T146">ont </text:span>être faite<text:span text:style-name="T146">s.</text:span> Notons encore une fois que ces derniers sont composables via l'opérateur | (voir <text:bookmark-ref text:reference-format="chapter" text:ref-name="__RefHeading___Toc267_462150338">II.1</text:bookmark-ref>). Il n'existe pas de constructeur par défaut.</text:p>
      <text:p text:style-name="P55">Contrat :<text:span text:style-name="T119"> L'utilisateur s'engage a n'utiliser que les flags définis plus hauts.</text:span></text:p>
      <text:p text:style-name="P43"/>
      <text:p text:style-name="P46">♦<text:tab/><text:span text:style-name="T57">void</text:span><text:span text:style-name="T67"> SetFlags ( </text:span><text:span text:style-name="T97">Uint16</text:span><text:span text:style-name="T67"> </text:span><text:span text:style-name="T107">newFlags</text:span><text:span text:style-name="T67"> )</text:span></text:p>
      <text:p text:style-name="P47">Permet de spécifier de nouvelles options pour les futures analyses du fichier d'entrée grâce à la méthode Run(). Les anciennes options seront écrasées.</text:p>
      <text:p text:style-name="P55">Contrat :<text:span text:style-name="T119"> L'utilisateur s'engage a n'utiliser que les flags définis plus hauts.</text:span></text:p>
      <text:p text:style-name="P40"/>
      <text:h text:style-name="Heading_20_2" text:outline-level="2"><text:bookmark-start text:name="__RefHeading___Toc396_1790087476"/><text:s/><text:span text:style-name="T43">Page Internet</text:span><text:bookmark-end text:name="__RefHeading___Toc396_1790087476"/></text:h>
      <text:list xml:id="list225408896639184" text:continue-numbering="true" text:style-name="List_20_4">
        <text:list-item>
          <text:h text:style-name="P98" text:outline-level="3"><text:bookmark-start text:name="__RefHeading___Toc398_1790087476"/>Présentation<text:bookmark-end text:name="__RefHeading___Toc398_1790087476"/></text:h>
        </text:list-item>
      </text:list>
      <text:p text:style-name="P6">Nous voici en présence d'un morceau de Corps de Texte qui suit un Titre-Puce. <text:s/>Le seul moyen de conserver les puces d'un titre entre deux ouvertures est… De créer son propre type de titre, ici un Titre-Puce.</text:p>
      <text:p text:style-name="P20"/>
      <text:list xml:id="list225407866049624" text:continue-numbering="true" text:style-name="List_20_4">
        <text:list-item>
          <text:h text:style-name="P100" text:outline-level="3"><text:bookmark-start text:name="__RefHeading___Toc149_4621503388"/>Spécification des méthodes publiques<text:bookmark-end text:name="__RefHeading___Toc149_4621503388"/></text:h>
        </text:list-item>
      </text:list>
      <text:p text:style-name="P6">Comme nous pouvons le constater, l'alignement n'est plus le même que précédemment, mais ce n'est pas grave : au moins, l'enchaînement est fluide et ma première ligne est aligné avec le Titre-Puce.</text:p>
      <text:p text:style-name="P6"/>
      <text:h text:style-name="Heading_20_2" text:outline-level="2"><text:bookmark-start text:name="__RefHeading___Toc3152_1610102611"/><text:s/><text:span text:style-name="T149">GrapheRequetes</text:span><text:bookmark-end text:name="__RefHeading___Toc3152_1610102611"/></text:h>
      <text:list xml:id="list225408303230141" text:continue-numbering="true" text:style-name="List_20_4">
        <text:list-item>
          <text:h text:style-name="P99" text:outline-level="3"><text:bookmark-start text:name="__RefHeading___Toc3154_1610102611"/>Présentation<text:bookmark-end text:name="__RefHeading___Toc3154_1610102611"/></text:h>
        </text:list-item>
      </text:list>
      <text:p text:style-name="P69">La classe <text:span text:style-name="T149">GrapheRequete représente un graphe de requêtes de navigation internet qu'on peut trouver par exemple dans un fichier de journalisation.</text:span></text:p>
      <text:p text:style-name="P70">Elle stocke un ensemble de PageInternets qui sont les nœuds du graphe, et associe à chacun d'entre eux un ensemble de liens <text:span text:style-name="T38">orientés</text:span><text:span text:style-name="T119"> </text:span><text:span text:style-name="T121">des nœuds extérieurs vers le nœud courant (= arc).</text:span><text:span text:style-name="T122"> </text:span><text:span text:style-name="T123">Chaque PageInternet ne pourra être stockée en tant que nœud qu'un seule et unique fois.</text:span></text:p>
      <text:p text:style-name="P75"><text:span text:style-name="T123">L</text:span><text:span text:style-name="T119">a classe défini les types suivants :</text:span></text:p>
      <text:p text:style-name="P76"><text:span text:style-name="T119">♦<text:tab/></text:span><text:span text:style-name="T63">class</text:span><text:span text:style-name="T73"> </text:span><text:span text:style-name="T103">ArcRequete</text:span><text:span text:style-name="T73">;</text:span></text:p>
      <text:p text:style-name="P76"><text:span text:style-name="T119"><text:tab/></text:span><text:span text:style-name="T124">Modélise un arc du graphe.</text:span></text:p>
      <text:p text:style-name="P105"/>
      <text:p text:style-name="P34"><text:span text:style-name="T119">♦<text:tab/></text:span><text:span text:style-name="T65">typedef</text:span><text:span text:style-name="T75"> std::</text:span><text:span text:style-name="T105">vector</text:span><text:span text:style-name="T75">&lt;</text:span><text:span text:style-name="T105">ArcRequete</text:span><text:span text:style-name="T75">&gt; </text:span><text:span text:style-name="T105">Arcs</text:span><text:span text:style-name="T75">;</text:span></text:p>
      <text:p text:style-name="P34"><text:span text:style-name="T119"><text:tab/></text:span><text:span text:style-name="T125">Modélise l'ensemble des arcs du graphe </text:span><text:span text:style-name="T126">orientés vers un</text:span><text:span text:style-name="T125"> nœud donné.</text:span></text:p>
      <text:p text:style-name="P106"/>
      <text:p text:style-name="P34"><text:span text:style-name="T119">♦<text:tab/></text:span><text:span text:style-name="T64">typedef</text:span><text:span text:style-name="T74"> </text:span><text:span text:style-name="T104">Arcs</text:span><text:span text:style-name="T74">::</text:span><text:span text:style-name="T104">iterator</text:span><text:span text:style-name="T74"> </text:span><text:span text:style-name="T104">IterateurArcs</text:span><text:span text:style-name="T74">;</text:span></text:p>
      <text:p text:style-name="P34"><text:span text:style-name="T119"><text:tab/></text:span><text:span text:style-name="T126">Itérateur sur </text:span><text:span text:style-name="T127">la structure précédente.</text:span></text:p>
      <text:p text:style-name="P106"/>
      <text:p text:style-name="P34"><text:span text:style-name="T119">♦<text:tab/></text:span><text:span text:style-name="T65">typedef</text:span><text:span text:style-name="T75"> </text:span><text:span text:style-name="T105">Arcs</text:span><text:span text:style-name="T75">::</text:span><text:span text:style-name="T105">const_iterator</text:span><text:span text:style-name="T75"> </text:span><text:span text:style-name="T105">IterateurArcsConst</text:span><text:span text:style-name="T75">;</text:span></text:p>
      <text:p text:style-name="P35"><text:soft-page-break/><text:span text:style-name="T119"><text:tab/></text:span><text:span text:style-name="T126">Itérateur </text:span><text:span text:style-name="T127">constant </text:span><text:span text:style-name="T126">sur </text:span><text:span text:style-name="T127">la structure précédente.</text:span></text:p>
      <text:p text:style-name="P107"/>
      <text:p text:style-name="P36"><text:span text:style-name="T127">♦<text:tab/></text:span><text:span text:style-name="T66">typedef</text:span><text:span text:style-name="T76"> </text:span><text:span text:style-name="T106">GrapheRequetes</text:span><text:span text:style-name="T76">::</text:span><text:span text:style-name="T106">iterator</text:span><text:span text:style-name="T76"> </text:span><text:span text:style-name="T106">IterateurGrapheRequetes</text:span><text:span text:style-name="T76">;</text:span></text:p>
      <text:p text:style-name="P36"><text:span text:style-name="T127"><text:tab/></text:span><text:span text:style-name="T119">Itérateur sur la structure GrapheRequetes.</text:span></text:p>
      <text:p text:style-name="P108"/>
      <text:p text:style-name="P37"><text:span text:style-name="T127">♦<text:tab/></text:span><text:span text:style-name="T61">typedef</text:span><text:span text:style-name="T71"> </text:span><text:span text:style-name="T100">GrapheRequetes</text:span><text:span text:style-name="T71">::</text:span><text:span text:style-name="T100">const_iterator</text:span><text:span text:style-name="T71"> </text:span><text:span text:style-name="T100">IterateurGrapheRequetesConst</text:span><text:span text:style-name="T71">;</text:span></text:p>
      <text:p text:style-name="P77"><text:span text:style-name="T155"><text:tab/></text:span><text:span text:style-name="T154">Itérateur constant sur la structure GrapheRequetes.</text:span></text:p>
      <text:p text:style-name="P68"/>
      <text:list xml:id="list225407327963496" text:continue-numbering="true" text:style-name="List_20_4">
        <text:list-item>
          <text:h text:style-name="P101" text:outline-level="3"><text:bookmark-start text:name="__RefHeading___Toc149_462150338823"/>Spécification des méthodes publiques<text:bookmark-end text:name="__RefHeading___Toc149_462150338823"/></text:h>
        </text:list-item>
      </text:list>
      <text:p text:style-name="P33">♦<text:tab/><text:span text:style-name="T57">int</text:span><text:span text:style-name="T67"> ExportFormatGraphViz ( std::</text:span><text:span text:style-name="T97">string</text:span><text:span text:style-name="T67"> </text:span><text:span text:style-name="T107">nomFichier</text:span><text:span text:style-name="T67"> );</text:span></text:p>
      <text:p text:style-name="P109"/>
      <text:p text:style-name="P72"><text:tab/><text:span text:style-name="T152">Écrit l'instance courante sur le disque sous forme de graphe GraphViz (format .dot).</text:span></text:p>
      <text:p text:style-name="P74"><text:tab/>Si le nom du fichier GraphViz <text:span text:style-name="T109">nomFichier</text:span> spécifie ne se termine pas par ".dot", <text:tab/>l'extension sera <text:span text:style-name="T153">ajoutée.</text:span></text:p>
      <text:p text:style-name="P74"><text:tab/>Retourne :<text:tab/>0 si le graphe a pu être écrit sur le disque,</text:p>
      <text:p text:style-name="P74"><text:tab/><text:tab/><text:tab/>-1002 sinon.</text:p>
      <text:p text:style-name="P74"/>
      <text:p text:style-name="P33">♦<text:tab/><text:span text:style-name="T67">GrapheRequetes ( );</text:span></text:p>
      <text:p text:style-name="P71"><text:tab/></text:p>
      <text:p text:style-name="P73"><text:tab/><text:span text:style-name="T142">Instancie un objet de type </text:span><text:span text:style-name="T143">GrapheRequetes</text:span><text:span text:style-name="T142">.</text:span></text:p>
      <text:p text:style-name="P45"><text:tab/><text:span text:style-name="T156">Par défaut, l'objet est vide : aucun nœud et aucun arc.</text:span></text:p>
      <text:p text:style-name="P45"/>
      <text:p text:style-name="P48">♦ <text:tab/><text:span text:style-name="T158">Opérateurs :</text:span></text:p>
      <text:p text:style-name="P49">La classe fourni le constructeur de copie, les opérateurs de réaffectation et d'accès [ ]. <text:span text:style-name="T157">Toutefois dans ce dernier cas, deux options se présentent :</text:span></text:p>
      <text:p text:style-name="P50"><text:span text:style-name="T97">Arcs</text:span><text:span text:style-name="T67">&amp; </text:span><text:span text:style-name="T57">operator</text:span><text:span text:style-name="T67">[] () </text:span><text:span text:style-name="T57">const</text:span><text:span text:style-name="T67">; </text:span><text:span text:style-name="T95">ou</text:span><text:span text:style-name="T69"> </text:span><text:span text:style-name="T98">Arcs</text:span><text:span text:style-name="T67">&amp; </text:span><text:span text:style-name="T57">operator</text:span><text:span text:style-name="T67">[] ();</text:span></text:p>
      <text:p text:style-name="P110"/>
      <text:p text:style-name="P52">→ En tant qu'opérande de droite d'une affectation (<text:span text:style-name="T58">const</text:span>) : il est à la charge de l'utilisateur de vérifier l'intégrité de l'objet retourné.</text:p>
      <text:p text:style-name="P51">→ En tant qu'opérande de gauche d'une affectation : si l'objet nœud n'existe pas dans l'instance courante de GrapheRequetes, il sera créé. On rappel que lorsque l'opérateur [ ] apparaît dans une expression sans opérateur d'affectation dans sa version non-constante.</text:p>
      <text:h text:style-name="Heading_20_1" text:outline-level="1"><text:bookmark-start text:name="__RefHeading___Toc2127_1790087476"/><text:s/><text:span text:style-name="T48">Structures de données</text:span><text:bookmark-end text:name="__RefHeading___Toc2127_1790087476"/></text:h>
      <text:list xml:id="list225408962918495" text:continue-numbering="true" text:style-name="List_20_4">
        <text:list-item>
          <text:h text:style-name="P102" text:outline-level="3"><text:bookmark-start text:name="__RefHeading___Toc3806_1610102611"/>Arcs<text:bookmark-end text:name="__RefHeading___Toc3806_1610102611"/></text:h>
        </text:list-item>
      </text:list>
      <text:p text:style-name="P58"/>
      <text:p text:style-name="P58"/>
      <text:list xml:id="list225408176387230" text:continue-numbering="true" text:style-name="List_20_4">
        <text:list-item>
          <text:h text:style-name="P103" text:outline-level="3"><text:bookmark-start text:name="__RefHeading___Toc2129_1790087476"/>Graphe<text:bookmark-end text:name="__RefHeading___Toc2129_1790087476"/></text:h>
        </text:list-item>
      </text:list>
      <text:p text:style-name="P27">Le graph<text:span text:style-name="T34">e</text:span> <text:span text:style-name="T35">sera finalement</text:span> représenté par un dictionnaire dont la clé est un nœud associé une valeur de type Arcs. <text:span text:style-name="T27">On aura donc la représentation suivante :</text:span></text:p>
      <text:p text:style-name="P27"><text:soft-page-break/></text:p>
      <text:p text:style-name="P28">Graph<text:span text:style-name="T33">e</text:span> <text:span text:style-name="T30">≡</text:span> Dic<text:span text:style-name="T29">tionnaire</text:span> <text:span text:style-name="T28">{ </text:span><text:span text:style-name="T39">Nœud</text:span>, Arcs <text:span text:style-name="T28">}</text:span></text:p>
      <text:p text:style-name="P29"/>
      <text:p text:style-name="P7">On pourra accéder au i-ème arc d'un nœud <text:span text:style-name="T37">n du graph g </text:span>ainsi :</text:p>
      <text:p text:style-name="P7"/>
      <text:p text:style-name="P8"><text:span text:style-name="T31">g </text:span>[ <text:span text:style-name="T37">n</text:span> ] <text:s/>[ i ]</text:p>
      <text:p text:style-name="P9"/>
      <text:p text:style-name="P60"><text:span text:style-name="T147">Nous avons</text:span> décidé de trier les PageInternet de la map en fonction de leur url uniquement et non pas en fonction du nombre d'accès pour plusieurs raisons :</text:p>
      <text:p text:style-name="P60">♦ <text:span text:style-name="T147">Le n</text:span>ombre d'accès <text:span text:style-name="T147">total </text:span>ne sera définitif qu'à la fin de l'application : <text:span text:style-name="T147">ceci risque d’entraîner soit des bugs soit des ralentissements dus aux incessantes réorganisations de la structure de données.</text:span></text:p>
      <text:p text:style-name="P61">♦ <text:s/><text:span text:style-name="T148">Impliquerait la présence de nombreuses égalités lors du tri des clefs.</text:span></text:p>
      <text:p text:style-name="P59">♦ N'améliore les performances que pour la recherche finale des 10 pages les plus <text:s text:c="5"/>consultées, <text:span text:style-name="T5">et complique le reste des opérations.</text:span></text:p>
      <text:p text:style-name="P59"/>
      <text:list xml:id="list225407345678931" text:continue-numbering="true" text:style-name="List_20_4">
        <text:list-item>
          <text:h text:style-name="P104" text:outline-level="3"><text:bookmark-start text:name="__RefHeading___Toc3808_1610102611"/>Notes supplémentaires<text:bookmark-end text:name="__RefHeading___Toc3808_1610102611"/></text:h>
        </text:list-item>
      </text:list>
      <text:p text:style-name="P62">Bien que dans le cas du tracé d'un graphe grâce à un fichier .dot <text:span text:style-name="T32">il suffise d'un arc pour tracer deux nœuds et un lien, on insérera systématiquement en tant que clef dans notre dictionnaire le nœud extérieur qui créera un arc entre lui-même et le nœud courant (</text:span><text:span text:style-name="T7">sauf dans le cas où ce nœud extérieur serait une PageInternet dont le type doit être exclu de l'analyse</text:span><text:span text:style-name="T11"> ; voir </text:span><text:span text:style-name="T11"><text:bookmark-ref text:reference-format="chapter" text:ref-name="__RefHeading___Toc394_1790087476">I.3</text:bookmark-ref></text:span><text:span text:style-name="T11">). On réalisera cette opération dans un soucis </text:span><text:span text:style-name="T12">de cohérence et de réutilisation du graphe dans une éventuelle évolution du programme.</text:span></text:p>
      <text:p text:style-name="P24">Notre structure de graphe contiendra alors l'ensemble des nœuds du graphe, auxquels seront associés tout les arcs orientés vers eux.</text:p>
      <text:p text:style-name="P10"/>
      <text:h text:style-name="P89" text:outline-level="1"><text:bookmark-start text:name="__RefHeading___Toc402_1790087476"/>Tests fonctionnels<text:bookmark-end text:name="__RefHeading___Toc402_1790087476"/></text:h>
      <text:p text:style-name="P21">TODO : mettre des liens de specs vers tests et tests vers specs</text:p>
      <text:p text:style-name="P21"/>
      <text:h text:style-name="P90" text:outline-level="1"><text:bookmark-start text:name="__RefHeading___Toc442_1790087476"/>Annexe<text:bookmark-end text:name="__RefHeading___Toc442_1790087476"/></text:h>
      <text:h text:style-name="P95" text:outline-level="2"><text:bookmark-start text:name="__RefHeading___Toc444_1790087476"/><text:s/><text:bookmark-start text:name="Annexe-1 : Syntaxe CLF"/>Syntaxe CLF<text:bookmark-end text:name="__RefHeading___Toc444_1790087476"/><text:bookmark-end text:name="Annexe-1 : Syntaxe CLF"/></text:h>
      <text:p text:style-name="P23"><text:span text:style-name="T44">Les </text:span>logs de type apache au format <text:span text:style-name="T6">C</text:span>ombined <text:span text:style-name="T6">L</text:span>og <text:span text:style-name="T6">F</text:span>ormat (Format de journalisation combiné) <text:span text:style-name="T44">suivent une syntaxe prédéfinie</text:span>. Les lignes <text:span text:style-name="T44">de ces fichiers auront donc la syntaxe suivante :</text:span></text:p>
      <text:p text:style-name="P23"/>
      <text:p text:style-name="P25">%h %l %u %t \"%r\" %&gt;s %b \"%{Referer}i\" \"%{User-agent}i\"</text:p>
      <text:p text:style-name="P26">Avec :</text:p>
      <text:p text:style-name="P11">♦<text:tab/><text:span text:style-name="T6">%h</text:span> l'IP du client</text:p>
      <text:p text:style-name="P11"><text:soft-page-break/>♦<text:tab/><text:span text:style-name="T6">%l</text:span> l'identité de l'utilisateur</text:p>
      <text:p text:style-name="P11">♦<text:tab/><text:span text:style-name="T6">%u</text:span> le nom de l'utilisateur, déterminé par l'authentification via http</text:p>
      <text:p text:style-name="P11">♦<text:tab/><text:span text:style-name="T6">%t</text:span> la date à laquelle le serveur a terminé de traiter la requête</text:p>
      <text:p text:style-name="P11">♦<text:tab/><text:span text:style-name="T6">%r</text:span> la requête faite par le client</text:p>
      <text:p text:style-name="P11">♦<text:tab/><text:span text:style-name="T6">%&gt;s</text:span> le code retourné par le serveur</text:p>
      <text:p text:style-name="P11">♦<text:tab/><text:span text:style-name="T6">%b</text:span> la taille de la réponse en octets</text:p>
      <text:p text:style-name="P11">♦<text:tab/><text:span text:style-name="T6">Referer</text:span> la page de laquelle on a effectué la requête</text:p>
      <text:p text:style-name="P11">♦<text:tab/><text:span text:style-name="T6">User-agent</text:span> une chaîne de caractères identifiant le navigateur</text:p>
      <text:p text:style-name="P11"/>
      <text:p text:style-name="P30">Referer<text:span text:style-name="T8"> </text:span><text:span text:style-name="T18">sera toujours soit :</text:span></text:p>
      <text:p text:style-name="P30"><text:span text:style-name="T18"><text:tab/>•<text:tab/></text:span><text:span text:style-name="T19">une url </text:span><text:span text:style-name="T41">absolue</text:span><text:span text:style-name="T19">.</text:span></text:p>
      <text:p text:style-name="P30"><text:span text:style-name="T19"><text:tab/>•<text:tab/></text:span><text:span text:style-name="T20">un « - » si requête directe.</text:span></text:p>
      <text:p text:style-name="P11"/>
      <text:p text:style-name="P22">Source : <text:a xlink:type="simple" xlink:href="https://httpd.apache.org/docs/2.2/fr/logs.html" text:style-name="Internet_20_link" text:visited-style-name="Visited_20_Internet_20_Link"><text:span text:style-name="T45">https://httpd.apache.org/docs/2.2/fr/logs.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Arial4" svg:font-family="Arial" style:font-adornments="Normal" style:font-family-generic="swiss"/>
    <style:font-face style:name="Consolas" svg:font-family="Consolas" style:font-family-generic="swiss"/>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swiss" style:font-pitch="variable"/>
    <style:font-face style:name="Arial3" svg:font-family="Arial" style:font-adornments="Gras" style:font-family-generic="swiss" style:font-pitch="variable"/>
    <style:font-face style:name="Arial2" svg:font-family="Arial" style:font-adornments="Normal" style:font-family-generic="swiss" style:font-pitch="variable"/>
    <style:font-face style:name="Calibri Light" svg:font-family="'Calibri Light'" style:font-adornments="Regular"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FR" style:letter-kerning="true" style:font-name-asian="SimSun" style:font-size-asian="10.5pt" style:language-asian="zh" style:country-asian="CN" style:font-name-complex="Arial5"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fr" fo:country="FR" style:letter-kerning="true" style:font-name-asian="SimSun" style:font-size-asian="10.5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101cm" fo:margin-bottom="0cm" loext:contextual-spacing="false" style:line-height-at-least="0cm" fo:text-align="justify" style:justify-single-word="false" fo:text-indent="1.3cm" style:auto-text-indent="false">
        <style:tab-stops/>
      </style:paragraph-properties>
      <style:text-properties style:font-name="Arial2" fo:font-family="Arial" style:font-style-name="Normal" style:font-family-generic="swiss" style:font-pitch="variable" fo:font-size="11pt"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auto-update="true" style:class="chapter">
      <style:paragraph-properties fo:text-align="center" style:justify-single-word="false"/>
      <style:text-properties style:font-name="Arial3" fo:font-family="Arial" style:font-style-name="Gras"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top="0.106cm" fo:margin-bottom="0.212cm" loext:contextual-spacing="false" fo:text-align="center" style:justify-single-word="false"/>
      <style:text-properties style:font-name="Arial2" fo:font-family="Arial" style:font-style-name="Normal" style:font-family-generic="swiss" style:font-pitch="variable" fo:font-size="18pt" style:font-size-asian="18pt" style:font-size-complex="18pt"/>
    </style:style>
    <style:style style:name="Heading_20_1" style:display-name="Heading 1" style:family="paragraph" style:parent-style-name="Heading" style:next-style-name="Heading_20_2" style:auto-update="true" style:default-outline-level="1" style:class="text">
      <style:paragraph-properties fo:margin-left="0cm" fo:margin-right="0cm" fo:margin-top="0.42cm" fo:margin-bottom="0.42cm" loext:contextual-spacing="false" fo:text-indent="0cm" style:auto-text-indent="false"/>
      <style:text-properties fo:font-size="21pt" fo:font-weight="bold" style:font-size-asian="21pt" style:font-weight-asian="bold" style:font-size-complex="21pt" style:font-weight-complex="bold"/>
    </style:style>
    <style:style style:name="Heading_20_2" style:display-name="Heading 2" style:family="paragraph" style:parent-style-name="Heading_20_1" style:next-style-name="Text_20_body" style:default-outline-level="2" style:class="text" style:master-page-name="">
      <loext:graphic-properties draw:fill-image-width="0cm" draw:fill-image-height="0cm"/>
      <style:paragraph-properties fo:margin-left="0cm" fo:margin-right="0cm" fo:margin-top="0cm" fo:margin-bottom="0.42cm" loext:contextual-spacing="true" style:line-height-at-least="0cm" fo:text-indent="0cm" style:auto-text-indent="false" style:page-number="auto" style:shadow="none">
        <style:tab-stops/>
      </style:paragraph-properties>
      <style:text-properties style:font-name="Arial3" fo:font-family="Arial" style:font-style-name="Gras" style:font-family-generic="swiss" style:font-pitch="variable" fo:font-size="18pt" fo:font-weight="bold" fo:background-color="transparent" style:font-size-asian="18pt" style:font-weight-asian="bold" style:font-size-complex="18pt" style:font-weight-complex="bold"/>
    </style:style>
    <style:style style:name="Heading_20_3" style:display-name="Heading 3" style:family="paragraph" style:parent-style-name="Heading_20_2" style:next-style-name="Text_20_body" style:default-outline-level="3" style:class="text" style:master-page-name="">
      <loext:graphic-properties draw:fill-image-width="0cm" draw:fill-image-height="0cm"/>
      <style:paragraph-properties fo:margin-left="0.3cm" fo:margin-right="0cm" fo:margin-top="0.21cm" fo:margin-bottom="0.21cm" loext:contextual-spacing="false" fo:text-indent="0cm" style:auto-text-indent="false" style:page-number="auto" style:shadow="none">
        <style:tab-stops/>
        <style:drop-cap/>
      </style:paragraph-properties>
      <style:text-properties style:font-name="Arial3" fo:font-family="Arial" style:font-style-name="Gras" style:font-family-generic="swiss" style:font-pitch="variable" fo:font-size="12pt" fo:font-weight="bold" fo:background-color="transparent" style:font-size-asian="12pt" style:font-weight-asian="bold" style:font-size-complex="12pt" style:font-weight-complex="bold"/>
    </style:style>
    <style:style style:name="Header" style:family="paragraph" style:parent-style-name="Standard" style:auto-update="true"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size="14pt" style:font-size-asian="10.5pt"/>
    </style:style>
    <style:style style:name="Footer" style:family="paragraph" style:parent-style-name="Standard" style:auto-update="true"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Arial1" fo:font-family="Arial" style:font-family-generic="swiss" style:font-pitch="variable" fo:font-weight="bold" style:font-weight-asian="bold" style:font-weight-complex="bold"/>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family="Arial" style:font-style-name="Gras"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margin-top="0.101cm" fo:margin-bottom="0cm" loext: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fo:font-size="12pt"/>
    </style:style>
    <style:style style:name="Contents_20_2" style:display-name="Contents 2" style:family="paragraph" style:parent-style-name="Index" style:auto-update="true"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Drawing" style:family="paragraph" style:parent-style-name="Caption" style:class="extra"/>
    <style:style style:name="Illustration" style:family="paragraph" style:parent-style-name="Caption" style:class="extra"/>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 style:family="paragraph" style:parent-style-name="Caption"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Puce" style:family="paragraph" style:next-style-name="Text_20_body" style:auto-update="true" style:default-outline-level="3" style:list-style-name="List_20_4">
      <loext:graphic-properties draw:fill-image-width="0cm" draw:fill-image-height="0cm"/>
      <style:paragraph-properties fo:margin-left="0.199cm" fo:margin-right="0cm" fo:margin-top="0cm" fo:margin-bottom="0.3cm" loext:contextual-spacing="false" fo:text-indent="0.199cm" style:auto-text-indent="false">
        <style:tab-stops/>
      </style:paragraph-properties>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4" style:display-name="List 4">
      <text:list-level-style-bullet text:level="1" text:style-name="Bullet_20_Symbols" text:bullet-char="➢">
        <style:list-level-properties text:list-level-position-and-space-mode="label-alignment">
          <style:list-level-label-alignment text:label-followed-by="listtab" fo:text-indent="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1" fo:font-weight="bold" officeooo:rsid="00044487" officeooo:paragraph-rsid="00044487" style:font-weight-asian="bold" style:font-weight-complex="bold"/>
    </style:style>
    <style:style style:name="MP2" style:family="paragraph" style:parent-style-name="Header">
      <style:text-properties style:font-name="Arial1" fo:font-size="14pt" fo:font-weight="bold" officeooo:rsid="002d4e8e" officeooo:paragraph-rsid="002d4e8e" style:font-size-asian="14pt" style:font-weight-asian="bold" style:font-size-complex="14pt" style:font-weight-complex="bold"/>
    </style:style>
    <style:style style:name="MP3" style:family="paragraph" style:parent-style-name="Header">
      <style:text-properties style:font-name="Arial1" fo:font-size="14pt" fo:font-weight="bold" officeooo:rsid="00044487" officeooo:paragraph-rsid="00044487" style:font-size-asian="14pt" style:font-weight-asian="bold" style:font-size-complex="14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Image1" text:anchor-type="paragraph" svg:x="-0.97cm" svg:y="0.051cm" svg:width="5.648cm" svg:height="1.584cm" draw:z-index="7"><draw:image xlink:href="Pictures/10000201000007270000019D4C9ED325326B6A41.png" xlink:type="simple" xlink:show="embed" xlink:actuate="onLoad"/></draw:frame><text:title>Compte Rendu TP3 C++ :</text:title></text:p>
        <text:p text:style-name="MP1"><text:subject>Analyse de logs Apache</text:subject></text:p>
        <text:p text:style-name="MP1"><text:date style:data-style-name="N37" text:date-value="2015-12-10T22:54:06.887000254">10/12/15</text:date></text:p>
      </style:header>
      <style:header-first>
        <text:p text:style-name="MP2"><draw:frame draw:style-name="Mfr1" draw:name="Image3" text:anchor-type="paragraph" svg:x="-0.97cm" svg:y="-1.007cm" svg:width="9.828cm" svg:height="2.556cm" draw:z-index="0"><draw:image xlink:href="Pictures/10000201000007270000019D4C9ED325326B6A41.png" xlink:type="simple" xlink:show="embed" xlink:actuate="onLoad"/></draw:frame>Simon BELLETIER</text:p>
        <text:p text:style-name="MP3"><text:initial-creator text:fixed="true">Ruben PERICAS-MOYA</text:initial-creator></text:p>
      </style:header-first>
      <style:footer>
        <text:p text:style-name="Footer"><text:page-number text:select-page="current">8</text:page-number> / <text:page-count>8</text:page-count></text:p>
      </style:footer>
      <style:footer-first>
        <text:p text:style-name="Footer"><text:page-number text:select-page="current">1</text:page-number> / <text:page-count>8</text:page-count></text:p>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3T14:23:22.291000000</meta:creation-date>
    <meta:editing-duration>PT14H6M23S</meta:editing-duration>
    <meta:editing-cycles>224</meta:editing-cycles>
    <meta:generator>LibreOffice/5.0.2.2$Windows_x86 LibreOffice_project/37b43f919e4de5eeaca9b9755ed688758a8251fe</meta:generator>
    <dc:title>Compte Rendu TP3 C++ :</dc:title>
    <dc:subject>Analyse de logs Apache</dc:subject>
    <meta:initial-creator>Ruben PERICAS-MOYA</meta:initial-creator>
    <dc:date>2015-12-10T22:54:06.747000000</dc:date>
    <dc:creator>Ruben PERICAS-MOYA</dc:creator>
    <meta:document-statistic meta:table-count="0" meta:image-count="2" meta:object-count="0" meta:page-count="8" meta:paragraph-count="169" meta:word-count="2256" meta:character-count="13749" meta:non-whitespace-character-count="11574"/>
  </office:meta>
</office:document-meta>
</file>